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6.6924in" style:rel-column-width="65535*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3438in" style:rel-column-width="22951*"/>
    </style:style>
    <style:style style:name="Table1.B" style:family="table-column">
      <style:table-column-properties style:column-width="1.6875in" style:rel-column-width="16524*"/>
    </style:style>
    <style:style style:name="Table1.C" style:family="table-column">
      <style:table-column-properties style:column-width="2.6611in" style:rel-column-width="26060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0.8438in" style:rel-column-width="8262*"/>
    </style:style>
    <style:style style:name="Table3.B" style:family="table-column">
      <style:table-column-properties style:column-width="3.6174in" style:rel-column-width="35423*"/>
    </style:style>
    <style:style style:name="Table3.C" style:family="table-column">
      <style:table-column-properties style:column-width="2.2313in" style:rel-column-width="2185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979in" style:rel-column-width="16626*"/>
    </style:style>
    <style:style style:name="Table4.B" style:family="table-column">
      <style:table-column-properties style:column-width="4.9944in" style:rel-column-width="4890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1.6979in" style:rel-column-width="16626*"/>
    </style:style>
    <style:style style:name="Table5.B" style:family="table-column">
      <style:table-column-properties style:column-width="4.9944in" style:rel-column-width="4890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0.6563in" style:rel-column-width="6426*"/>
    </style:style>
    <style:style style:name="Table6.B" style:family="table-column">
      <style:table-column-properties style:column-width="2.0521in" style:rel-column-width="20095*"/>
    </style:style>
    <style:style style:name="Table6.C" style:family="table-column">
      <style:table-column-properties style:column-width="3.984in" style:rel-column-width="3901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0.6563in" style:rel-column-width="6426*"/>
    </style:style>
    <style:style style:name="Table7.B" style:family="table-column">
      <style:table-column-properties style:column-width="2.0521in" style:rel-column-width="20095*"/>
    </style:style>
    <style:style style:name="Table7.C" style:family="table-column">
      <style:table-column-properties style:column-width="3.984in" style:rel-column-width="3901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0.6563in" style:rel-column-width="6426*"/>
    </style:style>
    <style:style style:name="Table8.B" style:family="table-column">
      <style:table-column-properties style:column-width="2.0521in" style:rel-column-width="20095*"/>
    </style:style>
    <style:style style:name="Table8.C" style:family="table-column">
      <style:table-column-properties style:column-width="3.984in" style:rel-column-width="39014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1.3382in" style:rel-column-width="1310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24in" table:align="margins"/>
    </style:style>
    <style:style style:name="Table12.A" style:family="table-column">
      <style:table-column-properties style:column-width="0.8361in" style:rel-column-width="8187*"/>
    </style:style>
    <style:style style:name="Table12.B" style:family="table-column">
      <style:table-column-properties style:column-width="0.8368in" style:rel-column-width="8194*"/>
    </style:style>
    <style:style style:name="Table12.F" style:family="table-column">
      <style:table-column-properties style:column-width="0.8799in" style:rel-column-width="8616*"/>
    </style:style>
    <style:style style:name="Table12.G" style:family="table-column">
      <style:table-column-properties style:column-width="0.8333in" style:rel-column-width="8160*"/>
    </style:style>
    <style:style style:name="Table12.H" style:family="table-column">
      <style:table-column-properties style:column-width="0.7965in" style:rel-column-width="7803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3743in" table:align="center"/>
    </style:style>
    <style:style style:name="Table10.A" style:family="table-column">
      <style:table-column-properties style:column-width="0.7076in"/>
    </style:style>
    <style:style style:name="Table10.B" style:family="table-column">
      <style:table-column-properties style:column-width="2.0521in"/>
    </style:style>
    <style:style style:name="Table10.C" style:family="table-column">
      <style:table-column-properties style:column-width="0.5938in"/>
    </style:style>
    <style:style style:name="Table10.D" style:family="table-column">
      <style:table-column-properties style:column-width="1.3229in"/>
    </style:style>
    <style:style style:name="Table10.E" style:family="table-column">
      <style:table-column-properties style:column-width="1.697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3" style:family="table">
      <style:table-properties style:width="6.6924in" table:align="margins"/>
    </style:style>
    <style:style style:name="Table13.A" style:family="table-column">
      <style:table-column-properties style:column-width="3.3458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24in" table:align="margins"/>
    </style:style>
    <style:style style:name="Table11.A" style:family="table-column">
      <style:table-column-properties style:column-width="1.2618in" style:rel-column-width="12355*"/>
    </style:style>
    <style:style style:name="Table11.B" style:family="table-column">
      <style:table-column-properties style:column-width="0.4528in" style:rel-column-width="4431*"/>
    </style:style>
    <style:style style:name="Table11.M" style:family="table-column">
      <style:table-column-properties style:column-width="0.4535in" style:rel-column-width="4439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1.M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M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1.A9" style:family="table-cell">
      <style:table-cell-properties fo:padding="0.0382in" fo:border-left="0.05pt solid #000000" fo:border-right="none" fo:border-top="none" fo:border-bottom="0.05pt solid #000000"/>
    </style:style>
    <style:style style:name="Table11.A10" style:family="table-cell">
      <style:table-cell-properties fo:padding="0.0382in" fo:border-left="0.05pt solid #000000" fo:border-right="none" fo:border-top="none" fo:border-bottom="0.05pt solid #000000"/>
    </style:style>
    <style:style style:name="Table11.A11" style:family="table-cell">
      <style:table-cell-properties fo:padding="0.0382in" fo:border-left="0.05pt solid #000000" fo:border-right="none" fo:border-top="none" fo:border-bottom="0.05pt solid #000000"/>
    </style:style>
    <style:style style:name="Table11.A12" style:family="table-cell">
      <style:table-cell-properties fo:padding="0.0382in" fo:border-left="0.05pt solid #000000" fo:border-right="none" fo:border-top="none" fo:border-bottom="0.05pt solid #000000"/>
    </style:style>
    <style:style style:name="Table11.A13" style:family="table-cell">
      <style:table-cell-properties fo:padding="0.0382in" fo:border-left="0.05pt solid #000000" fo:border-right="none" fo:border-top="none" fo:border-bottom="0.05pt solid #000000"/>
    </style:style>
    <style:style style:name="Table14" style:family="table">
      <style:table-properties style:width="1.8438in" fo:margin-left="2.6292in" fo:margin-right="2.2194in" table:align="margins"/>
    </style:style>
    <style:style style:name="Table14.A" style:family="table-column">
      <style:table-column-properties style:column-width="0.7188in" style:rel-column-width="25547*"/>
    </style:style>
    <style:style style:name="Table14.B" style:family="table-column">
      <style:table-column-properties style:column-width="1.125in" style:rel-column-width="3998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24in" table:align="margins"/>
    </style:style>
    <style:style style:name="Table15.A" style:family="table-column">
      <style:table-column-properties style:column-width="1.2618in" style:rel-column-width="12355*"/>
    </style:style>
    <style:style style:name="Table15.B" style:family="table-column">
      <style:table-column-properties style:column-width="0.4528in" style:rel-column-width="4431*"/>
    </style:style>
    <style:style style:name="Table15.M" style:family="table-column">
      <style:table-column-properties style:column-width="0.4535in" style:rel-column-width="4439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M1" style:family="table-cell">
      <style:table-cell-properties style:vertical-align="middle" fo:padding="0.0382in" fo:border="0.05pt solid #000000"/>
    </style:style>
    <style:style style:name="Table15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M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A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A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A9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A10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A1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A12" style:family="table-cell">
      <style:table-cell-properties fo:padding="0.0382in" fo:border-left="0.05pt solid #000000" fo:border-right="none" fo:border-top="none" fo:border-bottom="0.05pt solid #000000"/>
    </style:style>
    <style:style style:name="Table15.B12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5.M12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background-color="#ffff00" style:font-style-asian="italic" style:font-style-complex="italic"/>
    </style:style>
    <style:style style:name="P12" style:family="paragraph" style:parent-style-name="Standard">
      <style:paragraph-properties fo:text-align="start" style:justify-single-word="false" fo:break-before="page"/>
    </style:style>
    <style:style style:name="P13" style:family="paragraph" style:parent-style-name="Text_20_body">
      <style:text-properties fo:font-style="italic" fo:background-color="#ffff00" style:font-style-asian="italic" style:font-style-complex="italic"/>
    </style:style>
    <style:style style:name="P14" style:family="paragraph" style:parent-style-name="Text_20_body">
      <style:paragraph-properties fo:text-align="justify" style:justify-single-word="false"/>
      <style:text-properties fo:font-style="italic" fo:background-color="#ffff00" style:font-style-asian="italic" style:font-style-complex="italic"/>
    </style:style>
    <style:style style:name="P15" style:family="paragraph" style:parent-style-name="Text_20_body">
      <style:text-properties fo:background-color="transparent"/>
    </style:style>
    <style:style style:name="P16" style:family="paragraph" style:parent-style-name="Text_20_body">
      <style:paragraph-properties fo:text-align="justify" style:justify-single-word="false"/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background-color="transparent" style:font-style-asian="normal" style:font-style-complex="normal"/>
    </style:style>
    <style:style style:name="P18" style:family="paragraph" style:parent-style-name="Text_20_body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9" style:family="paragraph" style:parent-style-name="Text_20_body">
      <style:text-properties style:text-underline-style="solid" style:text-underline-width="auto" style:text-underline-color="font-color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font-size="11pt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30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1pt" fo:background-color="#ffff00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fo:font-size="11pt" fo:background-color="transparent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color="#0000ff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ff" fo:font-size="9pt" fo:background-color="transparent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fo:color="#0000ff" fo:font-size="9pt" style:font-size-asian="9pt" style:font-size-complex="9pt"/>
    </style:style>
    <style:style style:name="P39" style:family="paragraph" style:parent-style-name="Table_20_Contents">
      <style:paragraph-properties fo:text-align="justify" style:justify-single-word="false"/>
    </style:style>
    <style:style style:name="P40" style:family="paragraph" style:parent-style-name="Table_20_Contents">
      <style:paragraph-properties fo:text-align="justify" style:justify-single-word="false"/>
      <style:text-properties fo:font-style="italic" fo:background-color="#ffff00" style:font-style-asian="italic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ize="9pt" fo:font-style="italic" fo:background-color="#ffff00" style:font-size-asian="9pt" style:font-style-asian="italic" style:font-size-complex="9pt" style:font-style-complex="italic"/>
    </style:style>
    <style:style style:name="P42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43" style:family="paragraph" style:parent-style-name="Table_20_Contents">
      <style:text-properties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left="0.4902in" fo:margin-right="0in" fo:text-indent="0in" style:auto-text-indent="false"/>
    </style:style>
    <style:style style:name="P48" style:family="paragraph" style:parent-style-name="Text_20_body">
      <style:paragraph-properties fo:margin-left="0.4902in" fo:margin-right="0in" fo:text-indent="0in" style:auto-text-indent="false"/>
      <style:text-properties fo:font-style="italic" fo:background-color="#ffff00" style:font-style-asian="italic" style:font-style-complex="italic"/>
    </style:style>
    <style:style style:name="P49" style:family="paragraph" style:parent-style-name="Standard"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1pt" fo:font-style="italic" fo:font-weight="normal" officeooo:rsid="00195a42" officeooo:paragraph-rsid="00195a4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53" style:family="paragraph" style:parent-style-name="Standard">
      <style:text-properties style:font-name="sans-serif" fo:font-size="10.5pt"/>
    </style:style>
    <style:style style:name="P54" style:family="paragraph" style:parent-style-name="Standard">
      <style:paragraph-properties fo:text-align="justify" style:justify-single-word="false"/>
      <style:text-properties style:font-name="sans-serif" fo:font-size="10.5pt"/>
    </style:style>
    <style:style style:name="P5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56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2pt" style:rfc-language-tag="sr-Latn-RS" fo:language="sr" fo:script="Latn" fo:country="RS" fo:font-weight="normal" style:font-size-asian="12pt" style:font-weight-asian="normal" style:font-size-complex="12pt" style:font-weight-complex="normal"/>
    </style:style>
    <style:style style:name="P57" style:family="paragraph" style:parent-style-name="Text_20_body" style:list-style-name="L2">
      <style:paragraph-properties fo:text-align="justify" style:justify-single-word="false"/>
    </style:style>
    <style:style style:name="P58" style:family="paragraph" style:parent-style-name="Text_20_body" style:list-style-name="L2">
      <style:paragraph-properties fo:text-align="justify" style:justify-single-word="false"/>
      <style:text-properties fo:font-style="normal" fo:background-color="transparent" style:font-style-asian="normal" style:font-style-complex="normal"/>
    </style:style>
    <style:style style:name="P59" style:family="paragraph" style:parent-style-name="Text_20_body">
      <style:text-properties fo:font-style="normal" style:text-underline-style="none" style:font-style-asian="normal" style:font-style-complex="normal"/>
    </style:style>
    <style:style style:name="P60" style:family="paragraph" style:parent-style-name="Text_20_body">
      <style:text-properties fo:font-style="italic" fo:background-color="#ffff00" style:font-style-asian="italic" style:font-style-complex="italic"/>
    </style:style>
    <style:style style:name="P61" style:family="paragraph" style:parent-style-name="Text_20_body" style:list-style-name="L3">
      <style:text-properties fo:font-style="italic" fo:background-color="#ffff00" style:font-style-asian="italic" style:font-style-complex="italic"/>
    </style:style>
    <style:style style:name="P62" style:family="paragraph" style:parent-style-name="Text_20_body">
      <style:text-properties fo:font-style="italic" style:text-underline-style="none" fo:background-color="#ffff00" style:font-style-asian="italic" style:font-style-complex="italic"/>
    </style:style>
    <style:style style:name="P63" style:family="paragraph" style:parent-style-name="Text_20_body">
      <style:text-properties style:text-underline-style="solid" style:text-underline-width="auto" style:text-underline-color="font-color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fo:font-style="italic" fo:background-color="#ffff00" style:font-style-asian="italic" style:font-style-complex="italic"/>
    </style:style>
    <style:style style:name="P65" style:family="paragraph" style:parent-style-name="Table_20_Contents" style:list-style-name="L1">
      <style:paragraph-properties fo:text-align="start" style:justify-single-word="false"/>
      <style:text-properties style:font-name="Arial" fo:font-size="10pt" fo:background-color="#ffff00" style:font-size-asian="10pt" style:font-size-complex="10pt"/>
    </style:style>
    <style:style style:name="P66" style:family="paragraph" style:parent-style-name="Table_20_Contents" style:list-style-name="L1">
      <style:paragraph-properties fo:text-align="start" style:justify-single-word="false"/>
      <style:text-properties style:font-name="Arial" fo:font-size="10pt" officeooo:rsid="00195a42" officeooo:paragraph-rsid="00195a42" fo:background-color="transparent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fo:background-color="transparent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Arial" fo:font-size="10pt" officeooo:rsid="001abca9" officeooo:paragraph-rsid="001abca9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Arial" fo:font-size="10pt" officeooo:rsid="001b5976" officeooo:paragraph-rsid="001b5976" style:font-size-asian="10pt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0pt" officeooo:rsid="00204cba" officeooo:paragraph-rsid="00204cba" style:font-size-asian="10pt" style:font-size-complex="10pt"/>
    </style:style>
    <style:style style:name="P71" style:family="paragraph" style:parent-style-name="Table_20_Contents">
      <style:paragraph-properties fo:text-align="justify" style:justify-single-word="false"/>
      <style:text-properties style:font-name="Arial" fo:font-size="10pt" officeooo:rsid="001b5976" officeooo:paragraph-rsid="001b5976" fo:background-color="#ff3333" style:font-size-asian="10pt" style:font-size-complex="10pt"/>
    </style:style>
    <style:style style:name="P72" style:family="paragraph" style:parent-style-name="Table_20_Contents">
      <style:text-properties fo:font-size="11pt" fo:font-style="italic" officeooo:rsid="001c43b8" officeooo:paragraph-rsid="001c43b8" fo:background-color="transparent" style:font-size-asian="11pt" style:font-style-asian="italic" style:font-size-complex="11pt" style:font-style-complex="italic"/>
    </style:style>
    <style:style style:name="P73" style:family="paragraph" style:parent-style-name="Table_20_Contents">
      <style:text-properties fo:font-size="11pt" fo:font-style="italic" officeooo:rsid="001b5976" officeooo:paragraph-rsid="001b5976" fo:background-color="transparent" style:font-size-asian="11pt" style:font-style-asian="italic" style:font-size-complex="11pt" style:font-style-complex="italic"/>
    </style:style>
    <style:style style:name="P74" style:family="paragraph" style:parent-style-name="Table_20_Contents">
      <style:text-properties fo:font-size="11pt" officeooo:rsid="001c43b8" officeooo:paragraph-rsid="001c43b8" style:font-size-asian="11pt" style:font-size-complex="11pt"/>
    </style:style>
    <style:style style:name="P75" style:family="paragraph" style:parent-style-name="Table_20_Contents">
      <style:text-properties fo:font-size="11pt" officeooo:rsid="001cde1f" officeooo:paragraph-rsid="001cde1f" style:font-size-asian="11pt" style:font-size-complex="11pt"/>
    </style:style>
    <style:style style:name="P76" style:family="paragraph" style:parent-style-name="Table_20_Contents">
      <style:text-properties fo:font-size="11pt" officeooo:rsid="00204cba" officeooo:paragraph-rsid="00204cba" style:font-size-asian="11pt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fo:font-size="11pt" officeooo:rsid="00208c6e" officeooo:paragraph-rsid="00208c6e" style:font-size-asian="11pt" style:font-size-complex="11pt"/>
    </style:style>
    <style:style style:name="P79" style:family="paragraph" style:parent-style-name="Table_20_Contents">
      <style:paragraph-properties fo:text-align="end" style:justify-single-word="false"/>
      <style:text-properties fo:font-size="11pt" officeooo:rsid="00245f80" officeooo:paragraph-rsid="00245f80" style:font-size-asian="11pt" style:font-size-complex="11pt"/>
    </style:style>
    <style:style style:name="P80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81" style:family="paragraph" style:parent-style-name="Table_20_Contents">
      <style:paragraph-properties fo:text-align="end" style:justify-single-word="false"/>
      <style:text-properties fo:font-size="11pt" officeooo:rsid="0026435b" officeooo:paragraph-rsid="0026435b" style:font-size-asian="11pt" style:font-size-complex="11pt"/>
    </style:style>
    <style:style style:name="P82" style:family="paragraph" style:parent-style-name="Table_20_Contents">
      <style:paragraph-properties fo:text-align="end" style:justify-single-word="false"/>
      <style:text-properties fo:font-size="11pt" officeooo:rsid="00267b8d" officeooo:paragraph-rsid="00267b8d" style:font-size-asian="11pt" style:font-size-complex="11pt"/>
    </style:style>
    <style:style style:name="P83" style:family="paragraph" style:parent-style-name="Table_20_Contents">
      <style:paragraph-properties fo:text-align="end" style:justify-single-word="false"/>
      <style:text-properties fo:font-size="11pt" officeooo:rsid="002764c5" officeooo:paragraph-rsid="002764c5" style:font-size-asian="11pt" style:font-size-complex="11pt"/>
    </style:style>
    <style:style style:name="P84" style:family="paragraph" style:parent-style-name="Table_20_Contents">
      <style:paragraph-properties fo:text-align="end" style:justify-single-word="false"/>
      <style:text-properties fo:font-size="11pt" officeooo:rsid="00282fb8" officeooo:paragraph-rsid="00282fb8" style:font-size-asian="11pt" style:font-size-complex="11pt"/>
    </style:style>
    <style:style style:name="P85" style:family="paragraph" style:parent-style-name="Table_20_Contents">
      <style:paragraph-properties fo:text-align="end" style:justify-single-word="false"/>
      <style:text-properties fo:font-size="11pt" officeooo:rsid="0028fb9d" officeooo:paragraph-rsid="0028fb9d" style:font-size-asian="11pt" style:font-size-complex="11pt"/>
    </style:style>
    <style:style style:name="P86" style:family="paragraph" style:parent-style-name="Table_20_Contents">
      <style:paragraph-properties fo:text-align="end" style:justify-single-word="false"/>
      <style:text-properties fo:font-size="11pt" officeooo:rsid="002907c3" officeooo:paragraph-rsid="002907c3" style:font-size-asian="11pt" style:font-size-complex="11pt"/>
    </style:style>
    <style:style style:name="P87" style:family="paragraph" style:parent-style-name="Table_20_Contents">
      <style:text-properties fo:font-size="11pt" fo:background-color="#ff3333" style:font-size-asian="11pt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fo:font-size="11pt" fo:background-color="#ff3333" style:font-size-asian="11pt" style:font-size-complex="11pt"/>
    </style:style>
    <style:style style:name="P89" style:family="paragraph" style:parent-style-name="Table_20_Contents">
      <style:text-properties fo:font-size="11pt" fo:background-color="transparent" style:font-size-asian="11pt" style:font-size-complex="11pt"/>
    </style:style>
    <style:style style:name="P90" style:family="paragraph" style:parent-style-name="Table_20_Contents">
      <style:paragraph-properties fo:text-align="end" style:justify-single-word="false"/>
      <style:text-properties fo:font-size="11pt" fo:background-color="transparent" style:font-size-asian="11pt" style:font-size-complex="11pt"/>
    </style:style>
    <style:style style:name="P91" style:family="paragraph" style:parent-style-name="Table_20_Contents">
      <style:paragraph-properties fo:text-align="start" style:justify-single-word="false"/>
      <style:text-properties fo:font-size="11pt" officeooo:rsid="00227525" officeooo:paragraph-rsid="00227525" fo:background-color="transparent" style:font-size-asian="11pt" style:font-size-complex="11pt"/>
    </style:style>
    <style:style style:name="P92" style:family="paragraph" style:parent-style-name="Table_20_Contents">
      <style:paragraph-properties fo:text-align="end" style:justify-single-word="false"/>
      <style:text-properties fo:font-size="11pt" officeooo:rsid="00227525" officeooo:paragraph-rsid="00227525" fo:background-color="transparent" style:font-size-asian="11pt" style:font-size-complex="11pt"/>
    </style:style>
    <style:style style:name="P93" style:family="paragraph" style:parent-style-name="Table_20_Contents">
      <style:paragraph-properties fo:text-align="end" style:justify-single-word="false"/>
      <style:text-properties fo:font-size="11pt" officeooo:rsid="00245aff" officeooo:paragraph-rsid="00245aff" fo:background-color="transparent" style:font-size-asian="11pt" style:font-size-complex="11pt"/>
    </style:style>
    <style:style style:name="P94" style:family="paragraph" style:parent-style-name="Table_20_Contents">
      <style:paragraph-properties fo:text-align="start" style:justify-single-word="false"/>
      <style:text-properties fo:font-size="11pt" fo:background-color="transparent" style:font-size-asian="11pt" style:font-size-complex="11pt"/>
    </style:style>
    <style:style style:name="P95" style:family="paragraph" style:parent-style-name="Table_20_Contents">
      <style:text-properties fo:font-size="11pt" officeooo:rsid="001b5976" officeooo:paragraph-rsid="001b5976" fo:background-color="transparent" style:font-size-asian="11pt" style:font-size-complex="11pt"/>
    </style:style>
    <style:style style:name="P96" style:family="paragraph" style:parent-style-name="Table_20_Contents">
      <style:text-properties fo:font-size="11pt" officeooo:rsid="001c43b8" officeooo:paragraph-rsid="001c43b8" fo:background-color="transparent" style:font-size-asian="11pt" style:font-size-complex="11pt"/>
    </style:style>
    <style:style style:name="P97" style:family="paragraph" style:parent-style-name="Table_20_Contents">
      <style:text-properties fo:font-size="11pt" officeooo:rsid="001cde1f" officeooo:paragraph-rsid="001cde1f" fo:background-color="transparent" style:font-size-asian="11pt" style:font-size-complex="11pt"/>
    </style:style>
    <style:style style:name="P9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size="11pt" fo:font-style="normal" fo:background-color="transparent" style:font-size-asian="11pt" style:font-style-asian="normal" style:font-size-complex="11pt" style:font-style-complex="normal"/>
    </style:style>
    <style:style style:name="P101" style:family="paragraph" style:parent-style-name="Table_20_Contents">
      <style:paragraph-properties fo:text-align="start" style:justify-single-word="false"/>
      <style:text-properties fo:color="#0000ff" fo:font-size="9pt" fo:font-style="normal" fo:background-color="transparent" style:font-size-asian="9pt" style:font-style-asian="normal" style:font-size-complex="9pt" style:font-style-complex="normal"/>
    </style:style>
    <style:style style:name="P102" style:family="paragraph" style:parent-style-name="Table_20_Contents">
      <style:paragraph-properties fo:text-align="justify" style:justify-single-word="false"/>
      <style:text-properties fo:font-style="italic" officeooo:rsid="002cf77f" officeooo:paragraph-rsid="002cf77f" fo:background-color="#ffff00" style:font-style-asian="italic" style:font-style-complex="italic"/>
    </style:style>
    <style:style style:name="P10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fo:font-size="9pt" fo:font-weight="normal" fo:background-color="transparent" style:font-size-asian="9pt" style:font-weight-asian="normal" style:font-size-complex="9pt" style:font-weight-complex="normal"/>
    </style:style>
    <style:style style:name="P10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Heading_20_3">
      <style:text-properties fo:background-color="transparent"/>
    </style:style>
    <style:style style:name="P106" style:family="paragraph" style:parent-style-name="Heading_20_1">
      <style:paragraph-properties fo:break-before="page"/>
    </style:style>
    <style:style style:name="P107" style:family="paragraph" style:parent-style-name="Heading_20_1">
      <style:paragraph-properties fo:break-before="page"/>
      <style:text-properties fo:background-color="transparent"/>
    </style:style>
    <style:style style:name="P108" style:family="paragraph" style:parent-style-name="Heading_20_2">
      <style:text-properties fo:background-color="transparent"/>
    </style:style>
    <style:style style:name="P109" style:family="paragraph" style:parent-style-name="Heading_20_2">
      <style:text-properties officeooo:paragraph-rsid="001d4140" fo:background-color="transparent"/>
    </style:style>
    <style:style style:name="P110" style:family="paragraph" style:parent-style-name="Heading_20_2">
      <style:paragraph-properties fo:margin-top="0.1665in" fo:margin-bottom="0.0835in" style:contextual-spacing="false" fo:keep-with-next="always"/>
    </style:style>
    <style:style style:name="P111" style:family="paragraph" style:parent-style-name="Heading_20_2">
      <style:paragraph-properties fo:margin-top="0.1665in" fo:margin-bottom="0.0835in" style:contextual-spacing="false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11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1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1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7525" style:font-weight-asian="bold" style:font-weight-complex="bold"/>
    </style:style>
    <style:style style:name="T3" style:family="text">
      <style:text-properties fo:font-weight="bold" officeooo:rsid="00195a42" fo:background-color="transparent" loext:char-shading-value="0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#ffff00" loext:char-shading-value="0" style:font-size-asian="11pt" style:font-weight-asian="normal" style:font-size-complex="11pt" style:font-weight-complex="normal"/>
    </style:style>
    <style:style style:name="T7" style:family="text">
      <style:text-properties fo:font-weight="normal" officeooo:rsid="00195a42" fo:background-color="#ffff00" loext:char-shading-value="0" style:font-size-asian="11pt" style:font-weight-asian="normal" style:font-size-complex="11pt" style:font-weight-complex="normal"/>
    </style:style>
    <style:style style:name="T8" style:family="text">
      <style:text-properties fo:font-weight="normal" fo:background-color="transparent" loext:char-shading-value="0" style:font-size-asian="11pt" style:font-weight-asian="normal" style:font-size-complex="11pt" style:font-weight-complex="normal"/>
    </style:style>
    <style:style style:name="T9" style:family="text">
      <style:text-properties fo:font-weight="normal" officeooo:rsid="00195a42" fo:background-color="transparent" loext:char-shading-value="0" style:font-size-asian="11pt" style:font-weight-asian="normal" style:font-size-complex="11pt" style:font-weight-complex="normal"/>
    </style:style>
    <style:style style:name="T10" style:family="text">
      <style:text-properties fo:font-style="italic" fo:background-color="#ffff00" loext:char-shading-value="0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12" style:family="text">
      <style:text-properties fo:font-style="italic" style:text-underline-style="none" fo:background-color="#ffff00" loext:char-shading-value="0" style:font-style-asian="italic" style:font-style-complex="italic"/>
    </style:style>
    <style:style style:name="T13" style:family="text">
      <style:text-properties fo:background-color="#ffff00" loext:char-shading-value="0"/>
    </style:style>
    <style:style style:name="T14" style:family="text">
      <style:text-properties fo:color="#0000ff" fo:font-size="9pt" style:font-size-asian="9pt" style:font-size-complex="9pt"/>
    </style:style>
    <style:style style:name="T15" style:family="text">
      <style:text-properties fo:color="#0000ff" fo:font-size="9pt" fo:font-weight="bold" style:font-size-asian="9pt" style:font-weight-asian="bold" style:font-size-complex="9pt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ize="11pt" fo:font-style="italic" fo:font-weight="bold" fo:background-color="#ffff00" loext:char-shading-value="0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font-size="11pt" fo:font-style="italic" fo:font-weight="normal" fo:background-color="#ffff00" loext:char-shading-value="0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T20" style:family="text">
      <style:text-properties style:font-name="Arial" fo:language="zxx" fo:country="none" fo:background-color="#ffff00" loext:char-shading-value="0" style:font-name-asian="Andale Sans UI" style:language-asian="zxx" style:country-asian="none" style:font-name-complex="Tahoma" style:language-complex="zxx" style:country-complex="none"/>
    </style:style>
    <style:style style:name="T21" style:family="text">
      <style:text-properties style:text-underline-style="none"/>
    </style:style>
    <style:style style:name="T22" style:family="text">
      <style:text-properties officeooo:rsid="00195a42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195a42" fo:background-color="transparent" loext:char-shading-value="0"/>
    </style:style>
    <style:style style:name="T25" style:family="text">
      <style:text-properties officeooo:rsid="00204cba"/>
    </style:style>
    <style:style style:name="T26" style:family="text">
      <style:text-properties officeooo:rsid="00208c6e"/>
    </style:style>
    <style:style style:name="T27" style:family="text">
      <style:text-properties officeooo:rsid="00245f80"/>
    </style:style>
    <style:style style:name="T28" style:family="text">
      <style:text-properties officeooo:rsid="00267b8d"/>
    </style:style>
    <style:style style:name="T29" style:family="text">
      <style:text-properties officeooo:rsid="002764c5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U N I V E R Z I T E T <text:s text:c="3"/>U <text:s text:c="3"/>S A R A J E V U<text:line-break/>E L E K T R O T E H N I Č K I <text:s text:c="3"/>F A K U L T E T <text:s text:c="3"/>U <text:s text:c="3"/>S A R A J E V 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>PREDMET:</text:span> <text:span text:style-name="T1">NAPREDNI SOFTVER INŽINJERING</text:span></text:p>
      <text:p text:style-name="P1">(ADVANCED SOFTWARE ENGINEERING, RIO NSI 5970)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Izvještaj o projektu</text:p>
            <text:p text:style-name="P4">(realizuje se u okviru vježbi)</text:p>
          </table:table-cell>
        </table:table-row>
      </table:table>
      <text:p text:style-name="P3"/>
      <text:p text:style-name="P55"><text:span text:style-name="T4">NAZIV PROJEKTA:</text:span> <text:span text:style-name="T3">Software modul za CV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Nastavnik: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>Projektni tim:</text:p>
          </table:table-cell>
        </table:table-row>
        <table:table-row>
          <table:table-cell table:style-name="Table1.A1" office:value-type="string">
            <text:p text:style-name="P20">Doc.dr. Samir Omanović, dipl.ing.el.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7021499921629646452" text:style-name="L1">
              <text:list-item>
                <text:p text:style-name="P66">Duraković Adna</text:p>
              </text:list-item>
            </text:list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62937664165149" text:continue-numbering="true" text:style-name="L1">
              <text:list-item>
                <text:p text:style-name="P66">Hodžić Elmir</text:p>
              </text:list-item>
            </text:list>
          </table:table-cell>
        </table:table-row>
        <table:table-row>
          <table:table-cell table:style-name="Table1.A1" office:value-type="string">
            <text:p text:style-name="P23">Asistent/instruktor/konsultant: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62938223255919" text:continue-numbering="true" text:style-name="L1">
              <text:list-item>
                <text:p text:style-name="P66">Koljenović Malik</text:p>
              </text:list-item>
            </text:list>
          </table:table-cell>
        </table:table-row>
        <table:table-row>
          <table:table-cell table:style-name="Table1.A1" office:value-type="string">
            <text:p text:style-name="P20">Doc.dr. Samir Omanović, dipl.ing.el.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62938554006321" text:continue-numbering="true" text:style-name="L1">
              <text:list-item>
                <text:p text:style-name="P66">Ljubunčić Orhan</text:p>
              </text:list-item>
            </text:list>
          </table:table-cell>
        </table:table-row>
        <table:table-row>
          <table:table-cell table:style-name="Table1.A1" office:value-type="string">
            <text:p text:style-name="P20">Stručnjak iz prakse Dino Alić, MoE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62938544586378" text:continue-numbering="true" text:style-name="L1">
              <text:list-item>
                <text:p text:style-name="P66">Odobašić Faris</text:p>
              </text:list-item>
            </text:list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62938653165403" text:continue-numbering="true" text:style-name="L1">
              <text:list-item>
                <text:p text:style-name="P66">Šemić Haris</text:p>
              </text:list-item>
            </text:list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62939061168582" text:continue-numbering="true" text:style-name="L1">
              <text:list-header>
                <text:p text:style-name="P65"/>
              </text:list-header>
            </text:list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>Sarajevo<text:span text:style-name="T23">, </text:span><text:span text:style-name="T24">januar 2017</text:span></text:p>
            <text:p text:style-name="P67">Verzija 1.0. </text:p>
          </table:table-cell>
          <table:table-cell table:style-name="Table1.A1" office:value-type="string">
            <text:p text:style-name="P20"/>
          </table:table-cell>
        </table:table-row>
      </table:table>
      <text:section text:style-name="Sect1" text:name="Section1">
        <text:p text:style-name="P1"/>
        <text:p text:style-name="P1"/>
        <text:p text:style-name="P1"/>
        <text:p text:style-name="P1"><text:soft-page-break/></text:p>
      </text:section>
      <text:p text:style-name="P1"/>
      <text:p text:style-name="P2"/>
      <text:p text:style-name="P8">NAPOMENA:</text:p>
      <text:p text:style-name="P6"/>
      <text:p text:style-name="P5">Ovaj dokument je šablon (template) za dokumentaciju vezanu za studentske projekte koji se realizuju na predmetu Napredni softver inžinjering. U njemu su pobrojani elementi koje projektni tim treba razraditi i obrazložiti. Pored nabrojanih, pojektni tim dokument može dopuniti i dodatnim aspektima bitnim za realizaciju projekta. Na vježbama se konsultovati sa asistentom (instruktorom, konsultantom) oko sadržaja i pisanja ovog dokumenta. </text:p>
      <text:p text:style-name="P5">Ovaj dokument je vezan za plansko vođenje projekta i namjena mu je sagledavanje aspekata o kojima menadžer projekta treba voditi računa. Sami projekti se realizuju agilno tako da ne treba miješati sadržaj ovog dokumenta sa nekom od agilnih metoda. U praksi takvo miješanje nije isključeno, posebno na projektima gdje se kombinuje planski pristup na višem nivou apstrakcije a agilni na nižem.</text:p>
      <text:p text:style-name="P2"/>
      <text:p text:style-name="P7">Doc.dr Samir Omanović, dipl.ing.el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Istorija izmjena dokumenta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Verzija</text:p>
          </table:table-cell>
          <table:table-cell table:style-name="Table3.A1" office:value-type="string">
            <text:p text:style-name="P25">Opis izmjene</text:p>
          </table:table-cell>
          <table:table-cell table:style-name="Table3.C1" office:value-type="string">
            <text:p text:style-name="P25">Izmjenu napravio</text:p>
          </table:table-cell>
        </table:table-row>
        <table:table-row>
          <table:table-cell table:style-name="Table3.A2" office:value-type="float" office:value="36526">
            <text:p text:style-name="P24">1.0</text:p>
          </table:table-cell>
          <table:table-cell table:style-name="Table3.A2" office:value-type="float" office:value="0">
            <text:p text:style-name="P24">Osnovni dokument</text:p>
          </table:table-cell>
          <table:table-cell table:style-name="Table3.C2" office:value-type="string">
            <text:p text:style-name="P24">-</text:p>
          </table:table-cell>
        </table:table-row>
      </table:table>
      <text:p text:style-name="P9"/>
      <text:p text:style-name="P9"/>
      <text:p text:style-name="P9"/>
      <text:p text:style-name="P12"/>
      <text:p text:style-name="P11"/>
      <text:table-of-content text:style-name="Sect2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SADRŽAJ</text:p>
          </text:index-title>
          <text:p text:style-name="P113"><text:s/>1 Vizija softverskog proizvoda<text:tab/>4</text:p>
          <text:p text:style-name="P112"><text:s/>1.1 Potrebe koje su motiv za razvoj proizvoda<text:tab/>4</text:p>
          <text:p text:style-name="P112"><text:s/>1.2 Kratak opis predloženog proizvoda<text:tab/>4</text:p>
          <text:p text:style-name="P112"><text:s/>1.3 Kategorije korisnika<text:tab/>4</text:p>
          <text:p text:style-name="P112"><text:s/>1.4 Zainteresirane strane<text:tab/>4</text:p>
          <text:p text:style-name="P113"><text:s/>2 Osobine/funkcionalnosti softverskog proizvoda<text:tab/>5</text:p>
          <text:p text:style-name="P112"><text:s/>2.1 Lista osobina/funkcionalnosti po važnosti<text:tab/>5</text:p>
          <text:p text:style-name="P114"><text:s/>2.1.1 Bazne osobine/funkcionalnosti<text:tab/>5</text:p>
          <text:p text:style-name="P114"><text:s/>2.1.2 Obavezne osobine/funkcionalnosti<text:tab/>5</text:p>
          <text:p text:style-name="P114"><text:s/>2.1.3 Poželjne osobine/funkcionalnosti<text:tab/>5</text:p>
          <text:p text:style-name="P112"><text:s/>2.2 Matrica sljedivosti<text:tab/>5</text:p>
          <text:p text:style-name="P113"><text:s/>3 Razrađena struktura poslova (Work Breakdown Structure - WBS)<text:tab/>7</text:p>
          <text:p text:style-name="P113"><text:s/>4 Procjene vezane za realizaciju projekta<text:tab/>8</text:p>
          <text:p text:style-name="P112"><text:s/>4.1 Procjene<text:tab/>8</text:p>
          <text:p text:style-name="P112"><text:s/>4.2 Obrazloženje<text:tab/>10</text:p>
          <text:p text:style-name="P112"><text:s/>4.3 Razrađena struktura poslova (WBS) sa procjenama<text:tab/>10</text:p>
          <text:p text:style-name="P113"><text:s/>5 Raspoređivanje<text:tab/>11</text:p>
          <text:p text:style-name="P112"><text:s/>5.1 Gantogram<text:tab/>11</text:p>
          <text:p text:style-name="P112"><text:s/>5.2 Raspoređivanje resursa<text:tab/>11</text:p>
          <text:p text:style-name="P114"><text:s/>5.2.1 Broj inžinjera po glavnim modulima<text:tab/>11</text:p>
          <text:p text:style-name="P114"><text:s/>5.2.2 Ukupan broj inžinjera po vremenskim razdobljima<text:tab/>11</text:p>
          <text:p text:style-name="P114"><text:s/>5.2.3 Grafički prikaz nivoa angažmana u vremenu<text:tab/>12</text:p>
          <text:p text:style-name="P113"><text:s/>6 Analiza rizika<text:tab/>13</text:p>
          <text:p text:style-name="P113"><text:s/>7 Radni paketi<text:tab/>14</text:p>
          <text:p text:style-name="P112"><text:s/>7.1 Radni paket "xxxxxxxxxxx"<text:tab/>14</text:p>
          <text:p text:style-name="P112"><text:s/>7.2 Radni paket "yyyyyyyyyy"<text:tab/>14</text:p>
          <text:p text:style-name="P113"><text:s/>8 Mjerenja<text:tab/>15</text:p>
          <text:p text:style-name="P112"><text:s/>8.1 Pokazatelji uspješnosti<text:tab/>15</text:p>
          <text:p text:style-name="P112"><text:s/>8.2 Kalkulacija rada na defektima (defect rework)<text:tab/>15</text:p>
          <text:p text:style-name="P113"><text:s/>9 Finalni izvještaj<text:tab/>16</text:p>
        </text:index-body>
      </text:table-of-content>
      <text:p text:style-name="P9"/>
      <text:p text:style-name="P9"/>
      <text:p text:style-name="P9"/>
      <text:p text:style-name="P9"/>
      <text:p text:style-name="P9"/>
      <text:h text:style-name="P106" text:outline-level="1">Vizija softverskog proizvoda</text:h>
      <text:h text:style-name="Heading_20_2" text:outline-level="2">Potrebe koje su motiv za razvoj proizvoda</text:h>
      <text:p text:style-name="P50">Softver omogućava korisnicima jednostavnu pohranu CV-eva neke organizacije na jednom centralizovanom mjestu kao i mogućnost editovanja i verzioniranja istih. </text:p>
      <text:p text:style-name="P52"/>
      <text:h text:style-name="P108" text:outline-level="2">Kratak opis predloženog proizvoda</text:h>
      <text:p text:style-name="P54"><text:span text:style-name="T8">SW </text:span><text:span text:style-name="T9">omogućava</text:span><text:span text:style-name="T23"> </text:span>nastavnicima i asistenima da putem formi ažuriraju svoj CV a da se </text:p>
      <text:p text:style-name="P53">isti nakon odobravanja izmjena automatski ažurira na web prikazu i da se omogući download u formatu EuroPass. <text:span text:style-name="T22">SW također omogućava administratoru pregled i odobravanje/odbijanje svih CV-eva koji se nalaze u sistemu.</text:span></text:p>
      <text:p text:style-name="P10"/>
      <text:h text:style-name="P108" text:outline-level="2">Kategorije korisnika</text:h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Kategorija korisnika</text:p>
          </table:table-cell>
          <table:table-cell table:style-name="Table4.B1" office:value-type="string">
            <text:p text:style-name="P22">Opis</text:p>
          </table:table-cell>
        </table:table-row>
        <table:table-row>
          <table:table-cell table:style-name="Table4.A2" office:value-type="string">
            <text:p text:style-name="P70">Šef</text:p>
          </table:table-cell>
          <table:table-cell table:style-name="Table4.B2" office:value-type="string">
            <text:p text:style-name="P68">Ima mogućnost pregleda i odobravanja/odbijanja svih CV-eva u sistemu</text:p>
          </table:table-cell>
        </table:table-row>
        <table:table-row>
          <table:table-cell table:style-name="Table4.A2" office:value-type="string">
            <text:p text:style-name="P68">Korisnik</text:p>
          </table:table-cell>
          <table:table-cell table:style-name="Table4.B2" office:value-type="string">
            <text:p text:style-name="P68">Ima mogućnost unosa te ažuriranja svog CV-a kao i verzioniranja istog</text:p>
          </table:table-cell>
        </table:table-row>
      </table:table>
      <text:h text:style-name="Heading_20_2" text:outline-level="2"><text:span text:style-name="T23">Zainteresirane strane</text:span></text:h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Zainteresirana strana</text:p>
          </table:table-cell>
          <table:table-cell table:style-name="Table5.B1" office:value-type="string">
            <text:p text:style-name="P22">Opis</text:p>
          </table:table-cell>
        </table:table-row>
        <table:table-row>
          <table:table-cell table:style-name="Table5.A2" office:value-type="string">
            <text:p text:style-name="P69">Visokobrazovna ustanova</text:p>
          </table:table-cell>
          <table:table-cell table:style-name="Table5.B2" office:value-type="string">
            <text:p text:style-name="P69">Ima na jednom mjestu sve CV-eve svojih uposlenika te ih može pregledati i odobravati/odbijati</text:p>
          </table:table-cell>
        </table:table-row>
        <table:table-row>
          <table:table-cell table:style-name="Table5.A2" office:value-type="string">
            <text:p text:style-name="P69">Nastavni ansambl</text:p>
          </table:table-cell>
          <table:table-cell table:style-name="Table5.B2" office:value-type="string">
            <text:p text:style-name="P69">Posjeduje mogućnost jednostavnog unosa te ažuriranja i verzioniranja svog CV-a</text:p>
          </table:table-cell>
        </table:table-row>
        <table:table-row>
          <table:table-cell table:style-name="Table5.A2" office:value-type="string">
            <text:p text:style-name="P71">Napomena– ima li jos stakeholdera?</text:p>
          </table:table-cell>
          <table:table-cell table:style-name="Table5.B2" office:value-type="string">
            <text:p text:style-name="P69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h text:style-name="P107" text:outline-level="1">Osobine/funkcionalnosti softverskog proizvoda</text:h>
      <text:h text:style-name="P108" text:outline-level="2">Lista osobina/funkcionalnosti po važnosti</text:h>
      <text:h text:style-name="P105" text:outline-level="3">Bazne osobine/funkcionalnosti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0">Oznaka</text:p>
          </table:table-cell>
          <table:table-cell table:style-name="Table6.A1" office:value-type="string">
            <text:p text:style-name="P30">Naziv</text:p>
          </table:table-cell>
          <table:table-cell table:style-name="Table6.C1" office:value-type="string">
            <text:p text:style-name="P30">Opis</text:p>
          </table:table-cell>
        </table:table-row>
        <table:table-row>
          <table:table-cell table:style-name="Table6.A2" office:value-type="string">
            <text:p text:style-name="P89">BF1</text:p>
          </table:table-cell>
          <table:table-cell table:style-name="Table6.A2" office:value-type="string">
            <text:p text:style-name="P73">Unos CV-a</text:p>
          </table:table-cell>
          <table:table-cell table:style-name="Table6.C2" office:value-type="string">
            <text:p text:style-name="P73">Korisniku se omogućuje unos CV-a po sekcijama </text:p>
          </table:table-cell>
        </table:table-row>
        <table:table-row>
          <table:table-cell table:style-name="Table6.A2" office:value-type="string">
            <text:p text:style-name="P89">BF2</text:p>
          </table:table-cell>
          <table:table-cell table:style-name="Table6.A2" office:value-type="string">
            <text:p text:style-name="P95">Ažuriranje CV-a</text:p>
          </table:table-cell>
          <table:table-cell table:style-name="Table6.C2" office:value-type="string">
            <text:p text:style-name="P95">Korisniku se omogućuje ažuriranje CV-a po sekcijama</text:p>
          </table:table-cell>
        </table:table-row>
        <table:table-row>
          <table:table-cell table:style-name="Table6.A2" office:value-type="string">
            <text:p text:style-name="P89">BF3</text:p>
          </table:table-cell>
          <table:table-cell table:style-name="Table6.A2" office:value-type="string">
            <text:p text:style-name="P95">Pregled svog CV-a</text:p>
          </table:table-cell>
          <table:table-cell table:style-name="Table6.C2" office:value-type="string">
            <text:p text:style-name="P95">Korisniku se omogućuje pregled svog CV-a</text:p>
          </table:table-cell>
        </table:table-row>
        <table:table-row>
          <table:table-cell table:style-name="Table6.A2" office:value-type="string">
            <text:p text:style-name="P96">BF4</text:p>
          </table:table-cell>
          <table:table-cell table:style-name="Table6.A2" office:value-type="string">
            <text:p text:style-name="P96">Pregled svih CV-eva</text:p>
          </table:table-cell>
          <table:table-cell table:style-name="Table6.C2" office:value-type="string">
            <text:p text:style-name="P96"><text:span text:style-name="T25">Šefu</text:span> se omogućuje pregled svih CV-eva u bazi podataka</text:p>
          </table:table-cell>
        </table:table-row>
        <table:table-row>
          <table:table-cell table:style-name="Table6.A2" office:value-type="string">
            <text:p text:style-name="P97">BF5</text:p>
          </table:table-cell>
          <table:table-cell table:style-name="Table6.A2" office:value-type="string">
            <text:p text:style-name="P97">Login</text:p>
          </table:table-cell>
          <table:table-cell table:style-name="Table6.C2" office:value-type="string">
            <text:p text:style-name="P97">Omogućen je login za svakog tipa korisnika na osnovu kojeg se dobiju odgovarajuće privilegije (<text:span text:style-name="T25">šef</text:span> ili korisnik)</text:p>
          </table:table-cell>
        </table:table-row>
        <table:table-row>
          <table:table-cell table:style-name="Table6.A2" office:value-type="string">
            <text:p text:style-name="P97">BF6</text:p>
          </table:table-cell>
          <table:table-cell table:style-name="Table6.A2" office:value-type="string">
            <text:p text:style-name="P97">Registracija</text:p>
          </table:table-cell>
          <table:table-cell table:style-name="Table6.C2" office:value-type="string">
            <text:p text:style-name="P97">Omogućena je registracija za korisnika</text:p>
          </table:table-cell>
        </table:table-row>
      </table:table>
      <text:p text:style-name="P15"/>
      <text:h text:style-name="P105" text:outline-level="3">Obavezne osobine/funkcionalnosti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0">Oznaka</text:p>
          </table:table-cell>
          <table:table-cell table:style-name="Table7.A1" office:value-type="string">
            <text:p text:style-name="P98">Naziv</text:p>
          </table:table-cell>
          <table:table-cell table:style-name="Table7.C1" office:value-type="string">
            <text:p text:style-name="P98">Opis</text:p>
          </table:table-cell>
        </table:table-row>
        <table:table-row>
          <table:table-cell table:style-name="Table7.A2" office:value-type="string">
            <text:p text:style-name="P26">OF1</text:p>
          </table:table-cell>
          <table:table-cell table:style-name="Table7.A2" office:value-type="string">
            <text:p text:style-name="P72">Verzioniranje CV-a</text:p>
          </table:table-cell>
          <table:table-cell table:style-name="Table7.C2" office:value-type="string">
            <text:p text:style-name="P72">Korisniku se omogućuje verzioniranje svog CV-a te pregled svih prethodnih verzija</text:p>
          </table:table-cell>
        </table:table-row>
        <table:table-row>
          <table:table-cell table:style-name="Table7.A2" office:value-type="string">
            <text:p text:style-name="P26">OF2</text:p>
          </table:table-cell>
          <table:table-cell table:style-name="Table7.A2" office:value-type="string">
            <text:p text:style-name="P74">Odobravanje/Odbijanje CV-a</text:p>
          </table:table-cell>
          <table:table-cell table:style-name="Table7.C2" office:value-type="string">
            <text:p text:style-name="P74"><text:span text:style-name="T25">Šefu</text:span> se omogućuje odobravanje/odbijanje bilo kojeg <text:s text:c="2"/>CV-a u bazi podataka</text:p>
          </table:table-cell>
        </table:table-row>
        <table:table-row>
          <table:table-cell table:style-name="Table7.A2" office:value-type="string">
            <text:p text:style-name="P26">OF3</text:p>
          </table:table-cell>
          <table:table-cell table:style-name="Table7.A2" office:value-type="string">
            <text:p text:style-name="P26"/>
          </table:table-cell>
          <table:table-cell table:style-name="Table7.C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26">...</text:p>
          </table:table-cell>
          <table:table-cell table:style-name="Table7.A2" office:value-type="string">
            <text:p text:style-name="P26"/>
          </table:table-cell>
          <table:table-cell table:style-name="Table7.C2" office:value-type="string">
            <text:p text:style-name="P26"/>
          </table:table-cell>
        </table:table-row>
      </table:table>
      <text:p text:style-name="P15"/>
      <text:h text:style-name="P105" text:outline-level="3">Poželjne osobine/funkcionalnosti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0">Oznaka</text:p>
          </table:table-cell>
          <table:table-cell table:style-name="Table8.A1" office:value-type="string">
            <text:p text:style-name="P30">Naziv</text:p>
          </table:table-cell>
          <table:table-cell table:style-name="Table8.C1" office:value-type="string">
            <text:p text:style-name="P30">Opis</text:p>
          </table:table-cell>
        </table:table-row>
        <table:table-row>
          <table:table-cell table:style-name="Table8.A2" office:value-type="string">
            <text:p text:style-name="P26">PF1</text:p>
          </table:table-cell>
          <table:table-cell table:style-name="Table8.A2" office:value-type="string">
            <text:p text:style-name="P72">Unos komentara </text:p>
          </table:table-cell>
          <table:table-cell table:style-name="Table8.C2" office:value-type="string">
            <text:p text:style-name="P72"><text:span text:style-name="T25">Šefu</text:span> se omogućuje unos razloga za odbijanje nekog CV-a u vidu komentara </text:p>
          </table:table-cell>
        </table:table-row>
        <table:table-row>
          <table:table-cell table:style-name="Table8.A2" office:value-type="string">
            <text:p text:style-name="P26">PF2</text:p>
          </table:table-cell>
          <table:table-cell table:style-name="Table8.A2" office:value-type="string">
            <text:p text:style-name="P74">Slanje notifikacije korisniku</text:p>
          </table:table-cell>
          <table:table-cell table:style-name="Table8.C2" office:value-type="string">
            <text:p text:style-name="P74">Korisniku se šalje obavijest o ishodu pregleda CV-a(odobren ili odbijen) sa eventualnim razlogom za odbijanje kojeg je napisao <text:span text:style-name="T25">šef</text:span></text:p>
          </table:table-cell>
        </table:table-row>
        <table:table-row>
          <table:table-cell table:style-name="Table8.A2" office:value-type="string">
            <text:p text:style-name="P87">PF3 – <text:span text:style-name="T26">imamo li uopce admina???</text:span></text:p>
          </table:table-cell>
          <table:table-cell table:style-name="Table8.A2" office:value-type="string">
            <text:p text:style-name="P75">Admin panel</text:p>
          </table:table-cell>
          <table:table-cell table:style-name="Table8.C2" office:value-type="string">
            <text:p text:style-name="P75">Administratoru se omogućuje dodavanje, ažuriranje ili brisanje psotojećih korisnika sistema preko admin panela</text:p>
          </table:table-cell>
        </table:table-row>
        <table:table-row>
          <table:table-cell table:style-name="Table8.A2" office:value-type="string">
            <text:p text:style-name="P26">...</text:p>
          </table:table-cell>
          <table:table-cell table:style-name="Table8.A2" office:value-type="string">
            <text:p text:style-name="P26"/>
          </table:table-cell>
          <table:table-cell table:style-name="Table8.C2" office:value-type="string">
            <text:p text:style-name="P26"/>
          </table:table-cell>
        </table:table-row>
      </table:table>
      <text:p text:style-name="P15"/>
      <text:h text:style-name="P109" text:outline-level="2"><text:soft-page-break/><text:s/>Matrica sljedivosti</text:h>
      <text:p text:style-name="P13">[Matrica sljedivosti (traceability matrix) daje pregled koje osobine/funkcionalnosti pripadaju kojem modulu softverskog proizvoda - jedna funkcionalnost pripada tačno jednom modulu]</text:p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31">Modul <text:span text:style-name="T25">za login/registraciju</text:span></text:p>
          </table:table-cell>
          <table:table-cell table:style-name="Table9.A1" office:value-type="string">
            <text:p text:style-name="P31">Modul <text:span text:style-name="T25">za korisnika</text:span></text:p>
          </table:table-cell>
          <table:table-cell table:style-name="Table9.A1" office:value-type="string">
            <text:p text:style-name="P31">Modul <text:span text:style-name="T25">za šefa</text:span></text:p>
          </table:table-cell>
          <table:table-cell table:style-name="Table9.E1" office:value-type="string">
            <text:p text:style-name="P31">...</text:p>
          </table:table-cell>
        </table:table-row>
        <table:table-row>
          <table:table-cell table:style-name="Table9.A2" office:value-type="string">
            <text:p text:style-name="P26">BF1</text:p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28">X</text:p>
          </table:table-cell>
          <table:table-cell table:style-name="Table9.A2" office:value-type="string">
            <text:p text:style-name="P28"/>
          </table:table-cell>
          <table:table-cell table:style-name="Table9.E2" office:value-type="string">
            <text:p text:style-name="P28"/>
          </table:table-cell>
        </table:table-row>
        <table:table-row>
          <table:table-cell table:style-name="Table9.A2" office:value-type="string">
            <text:p text:style-name="P26">BF2</text:p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78">X</text:p>
          </table:table-cell>
          <table:table-cell table:style-name="Table9.A2" office:value-type="string">
            <text:p text:style-name="P28"/>
          </table:table-cell>
          <table:table-cell table:style-name="Table9.E2" office:value-type="string">
            <text:p text:style-name="P28"/>
          </table:table-cell>
        </table:table-row>
        <table:table-row>
          <table:table-cell table:style-name="Table9.A2" office:value-type="string">
            <text:p text:style-name="P26">BF3</text:p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78">X</text:p>
          </table:table-cell>
          <table:table-cell table:style-name="Table9.A2" office:value-type="string">
            <text:p text:style-name="P28"/>
          </table:table-cell>
          <table:table-cell table:style-name="Table9.E2" office:value-type="string">
            <text:p text:style-name="P28"/>
          </table:table-cell>
        </table:table-row>
        <table:table-row>
          <table:table-cell table:style-name="Table9.A2" office:value-type="string">
            <text:p text:style-name="P76">BF4</text:p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78">X</text:p>
          </table:table-cell>
          <table:table-cell table:style-name="Table9.E2" office:value-type="string">
            <text:p text:style-name="P28"/>
          </table:table-cell>
        </table:table-row>
        <table:table-row>
          <table:table-cell table:style-name="Table9.A2" office:value-type="string">
            <text:p text:style-name="P76">BF5</text:p>
          </table:table-cell>
          <table:table-cell table:style-name="Table9.A2" office:value-type="string">
            <text:p text:style-name="P78">X</text:p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28"/>
          </table:table-cell>
          <table:table-cell table:style-name="Table9.E2" office:value-type="string">
            <text:p text:style-name="P28"/>
          </table:table-cell>
        </table:table-row>
        <table:table-row>
          <table:table-cell table:style-name="Table9.A2" office:value-type="string">
            <text:p text:style-name="P76">BF6</text:p>
          </table:table-cell>
          <table:table-cell table:style-name="Table9.A2" office:value-type="string">
            <text:p text:style-name="P78">X</text:p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28"/>
          </table:table-cell>
          <table:table-cell table:style-name="Table9.E2" office:value-type="string">
            <text:p text:style-name="P28"/>
          </table:table-cell>
        </table:table-row>
        <table:table-row>
          <table:table-cell table:style-name="Table9.A2" office:value-type="string">
            <text:p text:style-name="P26">OF1</text:p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28">X</text:p>
          </table:table-cell>
          <table:table-cell table:style-name="Table9.A2" office:value-type="string">
            <text:p text:style-name="P28"/>
          </table:table-cell>
          <table:table-cell table:style-name="Table9.E2" office:value-type="string">
            <text:p text:style-name="P28"/>
          </table:table-cell>
        </table:table-row>
        <table:table-row>
          <table:table-cell table:style-name="Table9.A2" office:value-type="string">
            <text:p text:style-name="P26">OF2</text:p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78">X</text:p>
          </table:table-cell>
          <table:table-cell table:style-name="Table9.E2" office:value-type="string">
            <text:p text:style-name="P28"/>
          </table:table-cell>
        </table:table-row>
        <table:table-row>
          <table:table-cell table:style-name="Table9.A2" office:value-type="string">
            <text:p text:style-name="P26">PF1</text:p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78">X</text:p>
          </table:table-cell>
          <table:table-cell table:style-name="Table9.E2" office:value-type="string">
            <text:p text:style-name="P28"/>
          </table:table-cell>
        </table:table-row>
        <table:table-row>
          <table:table-cell table:style-name="Table9.A2" office:value-type="string">
            <text:p text:style-name="P26">PF2</text:p>
          </table:table-cell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78">X</text:p>
          </table:table-cell>
          <table:table-cell table:style-name="Table9.A2" office:value-type="string">
            <text:p text:style-name="P28"/>
          </table:table-cell>
          <table:table-cell table:style-name="Table9.E2" office:value-type="string">
            <text:p text:style-name="P28"/>
          </table:table-cell>
        </table:table-row>
        <table:table-row>
          <table:table-cell table:style-name="Table9.A2" office:value-type="string">
            <text:p text:style-name="P87">PF3 – <text:span text:style-name="T26">imamo li admina kao korisnika uopce?</text:span></text:p>
          </table:table-cell>
          <table:table-cell table:style-name="Table9.A2" office:value-type="string">
            <text:p text:style-name="P88"/>
          </table:table-cell>
          <table:table-cell table:style-name="Table9.A2" office:value-type="string">
            <text:p text:style-name="P88"/>
          </table:table-cell>
          <table:table-cell table:style-name="Table9.A2" office:value-type="string">
            <text:p text:style-name="P88"/>
          </table:table-cell>
          <table:table-cell table:style-name="Table9.E2" office:value-type="string">
            <text:p text:style-name="P88"/>
          </table:table-cell>
        </table:table-row>
      </table:table>
      <text:p text:style-name="P13"/>
      <text:p text:style-name="P13"/>
      <text:h text:style-name="P106" text:outline-level="1">Razrađena struktura poslova (Work Breakdown Structure - WBS)</text:h>
      <text:p text:style-name="P14">[Ne postoji prevod termina Work Breakdown Structure na naš jezik pa se obično koristi engleski termin ili skraćenica WBS. Napraviti razradu prema svom projektu u vidu numerisane liste i grafički (ili upotrebom tabele ispod).]</text:p>
      <text:p text:style-name="P14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 table:number-columns-repeated="2"/>
        <table:table-column table:style-name="Table12.F"/>
        <table:table-column table:style-name="Table12.G"/>
        <table:table-column table:style-name="Table12.H"/>
        <table:table-row>
          <table:table-cell table:style-name="Table12.A1" table:number-columns-spanned="8" office:value-type="string">
            <text:p text:style-name="P41">[Naziv softverskog proizvoda / projekta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42">1.Upravljati projektom</text:p>
          </table:table-cell>
          <table:table-cell table:style-name="Table12.A2" office:value-type="string">
            <text:p text:style-name="P42">2.Analizirati sistem</text:p>
          </table:table-cell>
          <table:table-cell table:style-name="Table12.A2" office:value-type="string">
            <text:p text:style-name="P42">3.Razviti softver</text:p>
          </table:table-cell>
          <table:table-cell table:style-name="Table12.A2" office:value-type="string">
            <text:p text:style-name="P42">4.Verificirati sistem</text:p>
          </table:table-cell>
          <table:table-cell table:style-name="Table12.A2" office:value-type="string">
            <text:p text:style-name="P42">5.Validirati sistem</text:p>
          </table:table-cell>
          <table:table-cell table:style-name="Table12.A2" office:value-type="string">
            <text:p text:style-name="P42">6.Upravljati konfiguracijom</text:p>
          </table:table-cell>
          <table:table-cell table:style-name="Table12.A2" office:value-type="string">
            <text:p text:style-name="P42">7.Pripremiti dokumentaciju</text:p>
          </table:table-cell>
          <table:table-cell table:style-name="Table12.H2" office:value-type="string">
            <text:p text:style-name="P42">8.Isporučiti sistem</text:p>
          </table:table-cell>
        </table:table-row>
        <table:table-row>
          <table:table-cell table:style-name="Table12.A2" office:value-type="string">
            <text:p text:style-name="P42">...</text:p>
          </table:table-cell>
          <table:table-cell table:style-name="Table12.A2" office:value-type="string">
            <text:p text:style-name="P42">...</text:p>
          </table:table-cell>
          <table:table-cell table:style-name="Table12.A2" office:value-type="string">
            <text:p text:style-name="P42">...</text:p>
          </table:table-cell>
          <table:table-cell table:style-name="Table12.A2" office:value-type="string">
            <text:p text:style-name="P42">...</text:p>
          </table:table-cell>
          <table:table-cell table:style-name="Table12.A2" office:value-type="string">
            <text:p text:style-name="P42">...</text:p>
          </table:table-cell>
          <table:table-cell table:style-name="Table12.A2" office:value-type="string">
            <text:p text:style-name="P42">...</text:p>
          </table:table-cell>
          <table:table-cell table:style-name="Table12.A2" office:value-type="string">
            <text:p text:style-name="P42">...</text:p>
          </table:table-cell>
          <table:table-cell table:style-name="Table12.H2" office:value-type="string">
            <text:p text:style-name="P42">...</text:p>
          </table:table-cell>
        </table:table-row>
      </table:table>
      <text:p text:style-name="P14"/>
      <text:h text:style-name="P106" text:outline-level="1">Procjene vezane za realizaciju projekta</text:h>
      <text:h text:style-name="Heading_20_2" text:outline-level="2">Procjene</text:h>
      <text:p text:style-name="P1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32">Oznaka</text:p>
          </table:table-cell>
          <table:table-cell table:style-name="Table10.A1" table:number-columns-spanned="3" office:value-type="string">
            <text:p text:style-name="P32">Faktor</text:p>
          </table:table-cell>
          <table:covered-table-cell/>
          <table:covered-table-cell/>
          <table:table-cell table:style-name="Table10.E1" office:value-type="string">
            <text:p text:style-name="P32">Komentar</text:p>
          </table:table-cell>
        </table:table-row>
        <table:table-row>
          <table:table-cell table:style-name="Table10.A2" office:value-type="string">
            <text:p text:style-name="P32">A</text:p>
          </table:table-cell>
          <table:table-cell table:style-name="Table10.A2" table:number-columns-spanned="3" office:value-type="string">
            <text:p text:style-name="P32">Projektni faktori</text:p>
          </table:table-cell>
          <table:covered-table-cell/>
          <table:covered-table-cell/>
          <table:table-cell table:style-name="Table10.E2" office:value-type="string">
            <text:p text:style-name="P32"/>
          </table:table-cell>
        </table:table-row>
        <table:table-row>
          <table:table-cell table:style-name="Table10.A2" office:value-type="string">
            <text:p text:style-name="P32">A1</text:p>
          </table:table-cell>
          <table:table-cell table:style-name="Table10.A2" office:value-type="string">
            <text:p text:style-name="P27">Veličina projekta</text:p>
          </table:table-cell>
          <table:table-cell table:style-name="Table10.C3" office:value-type="float" office:value="100">
            <text:p text:style-name="P90">100</text:p>
          </table:table-cell>
          <table:table-cell table:style-name="Table10.A2" office:value-type="string">
            <text:p text:style-name="P35">softverskih jedinica</text:p>
          </table:table-cell>
          <table:table-cell table:style-name="Table10.E2" office:value-type="string">
            <text:p text:style-name="P34"/>
          </table:table-cell>
        </table:table-row>
        <table:table-row>
          <table:table-cell table:style-name="Table10.A2" office:value-type="string">
            <text:p text:style-name="P32">A2</text:p>
          </table:table-cell>
          <table:table-cell table:style-name="Table10.A2" office:value-type="string">
            <text:p text:style-name="P27">Rok završetka</text:p>
          </table:table-cell>
          <table:table-cell table:style-name="Table10.C3" office:value-type="float" office:value="3">
            <text:p text:style-name="P29">3</text:p>
          </table:table-cell>
          <table:table-cell table:style-name="Table10.A2" office:value-type="string">
            <text:p text:style-name="P27">mjesec</text:p>
          </table:table-cell>
          <table:table-cell table:style-name="Table10.E2" office:value-type="string">
            <text:p text:style-name="P27">trajanje semestra</text:p>
          </table:table-cell>
        </table:table-row>
        <table:table-row>
          <table:table-cell table:style-name="Table10.A2" office:value-type="string">
            <text:p text:style-name="P32">A3</text:p>
          </table:table-cell>
          <table:table-cell table:style-name="Table10.A2" office:value-type="string">
            <text:p text:style-name="P27">Cijena rada (bruto)</text:p>
          </table:table-cell>
          <table:table-cell table:style-name="Table10.C3" office:value-type="float" office:value="2500">
            <text:p text:style-name="P29">2500</text:p>
          </table:table-cell>
          <table:table-cell table:style-name="Table10.A2" office:value-type="string">
            <text:p text:style-name="P27">KM/inžinjer-mjesec</text:p>
          </table:table-cell>
          <table:table-cell table:style-name="Table10.E2" office:value-type="string">
            <text:p text:style-name="P27">pretpostavljena bruto plata inžinjera</text:p>
          </table:table-cell>
        </table:table-row>
        <table:table-row>
          <table:table-cell table:style-name="Table10.A2" office:value-type="string">
            <text:p text:style-name="P32">B</text:p>
          </table:table-cell>
          <table:table-cell table:style-name="Table10.A2" table:number-columns-spanned="3" office:value-type="string">
            <text:p text:style-name="P32">Organizacijski faktori (na bazi iskustva)</text:p>
          </table:table-cell>
          <table:covered-table-cell/>
          <table:covered-table-cell/>
          <table:table-cell table:style-name="Table10.E2" office:value-type="string">
            <text:p text:style-name="P32"/>
          </table:table-cell>
        </table:table-row>
        <table:table-row>
          <table:table-cell table:style-name="Table10.A2" office:value-type="string">
            <text:p text:style-name="P32">B1</text:p>
          </table:table-cell>
          <table:table-cell table:style-name="Table10.A2" office:value-type="string">
            <text:p text:style-name="P27">Analiza i dizajn - rad</text:p>
          </table:table-cell>
          <table:table-cell table:style-name="Table10.C3" office:value-type="float" office:value="15">
            <text:p text:style-name="P29"><text:span text:style-name="T27">1</text:span>5</text:p>
          </table:table-cell>
          <table:table-cell table:style-name="Table10.A2" office:value-type="string">
            <text:p text:style-name="P27">%</text:p>
          </table:table-cell>
          <table:table-cell table:style-name="Table10.E2" office:value-type="string">
            <text:p text:style-name="P27"/>
          </table:table-cell>
        </table:table-row>
        <table:table-row>
          <table:table-cell table:style-name="Table10.A2" office:value-type="string">
            <text:p text:style-name="P32">B2</text:p>
          </table:table-cell>
          <table:table-cell table:style-name="Table10.A2" office:value-type="string">
            <text:p text:style-name="P27">Konstrukcija softvera - rad</text:p>
          </table:table-cell>
          <table:table-cell table:style-name="Table10.C3" office:value-type="float" office:value="65">
            <text:p text:style-name="P29">6<text:span text:style-name="T27">5</text:span></text:p>
          </table:table-cell>
          <table:table-cell table:style-name="Table10.A2" office:value-type="string">
            <text:p text:style-name="P27">%</text:p>
          </table:table-cell>
          <table:table-cell table:style-name="Table10.E2" office:value-type="string">
            <text:p text:style-name="P27"/>
          </table:table-cell>
        </table:table-row>
        <table:table-row>
          <table:table-cell table:style-name="Table10.A2" office:value-type="string">
            <text:p text:style-name="P32">B3</text:p>
          </table:table-cell>
          <table:table-cell table:style-name="Table10.A2" office:value-type="string">
            <text:p text:style-name="P27">Integracija i testiranje - rad</text:p>
          </table:table-cell>
          <table:table-cell table:style-name="Table10.C3" office:value-type="float" office:value="20">
            <text:p text:style-name="P79">20</text:p>
          </table:table-cell>
          <table:table-cell table:style-name="Table10.A2" office:value-type="string">
            <text:p text:style-name="P27">%</text:p>
          </table:table-cell>
          <table:table-cell table:style-name="Table10.E2" office:value-type="string">
            <text:p text:style-name="P27"/>
          </table:table-cell>
        </table:table-row>
        <table:table-row>
          <table:table-cell table:style-name="Table10.A2" office:value-type="string">
            <text:p text:style-name="P32">B4</text:p>
          </table:table-cell>
          <table:table-cell table:style-name="Table10.A2" office:value-type="string">
            <text:p text:style-name="P27">Analiza i dizajn - vrijeme</text:p>
          </table:table-cell>
          <table:table-cell table:style-name="Table10.C3" office:value-type="float" office:value="25">
            <text:p text:style-name="P79">25</text:p>
          </table:table-cell>
          <table:table-cell table:style-name="Table10.A2" office:value-type="string">
            <text:p text:style-name="P27">%</text:p>
          </table:table-cell>
          <table:table-cell table:style-name="Table10.E2" office:value-type="string">
            <text:p text:style-name="P27"/>
          </table:table-cell>
        </table:table-row>
        <table:table-row>
          <table:table-cell table:style-name="Table10.A2" office:value-type="string">
            <text:p text:style-name="P32">B5</text:p>
          </table:table-cell>
          <table:table-cell table:style-name="Table10.A2" office:value-type="string">
            <text:p text:style-name="P27">Konstrukcija softvera - vrijeme</text:p>
          </table:table-cell>
          <table:table-cell table:style-name="Table10.C3" office:value-type="float" office:value="50">
            <text:p text:style-name="P29">50</text:p>
          </table:table-cell>
          <table:table-cell table:style-name="Table10.A2" office:value-type="string">
            <text:p text:style-name="P27">%</text:p>
          </table:table-cell>
          <table:table-cell table:style-name="Table10.E2" office:value-type="string">
            <text:p text:style-name="P27"/>
          </table:table-cell>
        </table:table-row>
        <table:table-row>
          <table:table-cell table:style-name="Table10.A2" office:value-type="string">
            <text:p text:style-name="P32">B6</text:p>
          </table:table-cell>
          <table:table-cell table:style-name="Table10.A2" office:value-type="string">
            <text:p text:style-name="P27">Integracija i testiranje - vrijeme</text:p>
          </table:table-cell>
          <table:table-cell table:style-name="Table10.C3" office:value-type="float" office:value="25">
            <text:p text:style-name="P29">2<text:span text:style-name="T27">5</text:span></text:p>
          </table:table-cell>
          <table:table-cell table:style-name="Table10.A2" office:value-type="string">
            <text:p text:style-name="P27">%</text:p>
          </table:table-cell>
          <table:table-cell table:style-name="Table10.E2" office:value-type="string">
            <text:p text:style-name="P27"/>
          </table:table-cell>
        </table:table-row>
        <table:table-row>
          <table:table-cell table:style-name="Table10.A2" office:value-type="string">
            <text:p text:style-name="P32">C</text:p>
          </table:table-cell>
          <table:table-cell table:style-name="Table10.A2" table:number-columns-spanned="3" office:value-type="string">
            <text:p text:style-name="P32">Modifikatori procjene (trebali bi biti u rasponu 0,8 do 1,2)</text:p>
          </table:table-cell>
          <table:covered-table-cell/>
          <table:covered-table-cell/>
          <table:table-cell table:style-name="Table10.E2" office:value-type="string">
            <text:p text:style-name="P32"/>
          </table:table-cell>
        </table:table-row>
        <table:table-row>
          <table:table-cell table:style-name="Table10.A2" office:value-type="string">
            <text:p text:style-name="P33">C1</text:p>
          </table:table-cell>
          <table:table-cell table:style-name="Table10.A2" office:value-type="string">
            <text:p text:style-name="P91">Ispitne obaveze</text:p>
          </table:table-cell>
          <table:table-cell table:style-name="Table10.C3" office:value-type="float" office:value="0.8">
            <text:p text:style-name="P92">0.8</text:p>
          </table:table-cell>
          <table:table-cell table:style-name="Table10.A2" office:value-type="string">
            <text:p text:style-name="P35"/>
          </table:table-cell>
          <table:table-cell table:style-name="Table10.E2" office:value-type="string">
            <text:p text:style-name="P91">Obaveze za vrijeme ispita</text:p>
          </table:table-cell>
        </table:table-row>
        <table:table-row>
          <table:table-cell table:style-name="Table10.A2" office:value-type="string">
            <text:p text:style-name="P33">C2</text:p>
          </table:table-cell>
          <table:table-cell table:style-name="Table10.A2" office:value-type="string">
            <text:p text:style-name="P91">Obaveze na drugim projektima određenih članova</text:p>
          </table:table-cell>
          <table:table-cell table:style-name="Table10.C3" office:value-type="float" office:value="1">
            <text:p text:style-name="P90">1</text:p>
          </table:table-cell>
          <table:table-cell table:style-name="Table10.A2" office:value-type="string">
            <text:p text:style-name="P35"/>
          </table:table-cell>
          <table:table-cell table:style-name="Table10.E2" office:value-type="string">
            <text:p text:style-name="P91">Projekti drugih predmeta kao i oni izvan nastave(JobFAIR i SSA)</text:p>
          </table:table-cell>
        </table:table-row>
        <table:table-row>
          <table:table-cell table:style-name="Table10.A2" office:value-type="string">
            <text:p text:style-name="P91">C3</text:p>
          </table:table-cell>
          <table:table-cell table:style-name="Table10.A2" office:value-type="string">
            <text:p text:style-name="P91">Nepoznavanje tehnologija</text:p>
          </table:table-cell>
          <table:table-cell table:style-name="Table10.A2" office:value-type="string">
            <text:p text:style-name="P92">1.2</text:p>
          </table:table-cell>
          <table:table-cell table:style-name="Table10.A2" office:value-type="string">
            <text:p text:style-name="P35"/>
          </table:table-cell>
          <table:table-cell table:style-name="Table10.E2" office:value-type="string">
            <text:p text:style-name="P91">Svi članovi tima su se prvi put susreli sa korištenom tehnologijom</text:p>
          </table:table-cell>
        </table:table-row>
        <table:table-row>
          <table:table-cell table:style-name="Table10.A2" office:value-type="string">
            <text:p text:style-name="P91">C4</text:p>
          </table:table-cell>
          <table:table-cell table:style-name="Table10.A2" office:value-type="string">
            <text:p text:style-name="P91">Neiskustvo inženjera</text:p>
          </table:table-cell>
          <table:table-cell table:style-name="Table10.A2" office:value-type="string">
            <text:p text:style-name="P93">1.15</text:p>
          </table:table-cell>
          <table:table-cell table:style-name="Table10.A2" office:value-type="string">
            <text:p text:style-name="P35"/>
          </table:table-cell>
          <table:table-cell table:style-name="Table10.E2" office:value-type="string">
            <text:p text:style-name="P91">Neiskustvo rada na ovakvoj vrsti projekta(grupni projekat na nivou generacije)</text:p>
          </table:table-cell>
        </table:table-row>
        <table:table-row>
          <table:table-cell table:style-name="Table10.A2" office:value-type="string">
            <text:p text:style-name="P33">CU</text:p>
          </table:table-cell>
          <table:table-cell table:style-name="Table10.A2" office:value-type="string">
            <text:p text:style-name="P35">Ukupni modifikator procjene</text:p>
          </table:table-cell>
          <table:table-cell table:style-name="Table10.C3" office:value-type="float" office:value="1.104">
            <text:p text:style-name="P93">1.1</text:p>
          </table:table-cell>
          <table:table-cell table:style-name="Table10.A2" office:value-type="string">
            <text:p text:style-name="P35"/>
          </table:table-cell>
          <table:table-cell table:style-name="Table10.E2" office:value-type="string">
            <text:p text:style-name="P37"><text:span text:style-name="T1">CU</text:span>=<text:span text:style-name="T1">C1</text:span>*<text:span text:style-name="T1">C2</text:span>*<text:span text:style-name="T2">C3*C4</text:span></text:p>
          </table:table-cell>
        </table:table-row>
        <table:table-row>
          <table:table-cell table:style-name="Table10.A2" office:value-type="string">
            <text:p text:style-name="P33">D</text:p>
          </table:table-cell>
          <table:table-cell table:style-name="Table10.A2" table:number-columns-spanned="3" office:value-type="string">
            <text:p text:style-name="P33">Procjene razvoja</text:p>
          </table:table-cell>
          <table:covered-table-cell/>
          <table:covered-table-cell/>
          <table:table-cell table:style-name="Table10.E2" office:value-type="string">
            <text:p text:style-name="P33"/>
          </table:table-cell>
        </table:table-row>
        <table:table-row>
          <table:table-cell table:style-name="Table10.A2" office:value-type="string">
            <text:p text:style-name="P33">D1</text:p>
          </table:table-cell>
          <table:table-cell table:style-name="Table10.A2" office:value-type="string">
            <text:p text:style-name="P35">Rad</text:p>
          </table:table-cell>
          <table:table-cell table:style-name="Table10.C3" office:value-type="float" office:value="26">
            <text:p text:style-name="P93">26</text:p>
          </table:table-cell>
          <table:table-cell table:style-name="Table10.A2" office:value-type="string">
            <text:p text:style-name="P35">inžinjer-mjesec</text:p>
          </table:table-cell>
          <table:table-cell table:style-name="Table10.E2" office:value-type="string">
            <text:p text:style-name="P35">60% ukupnog rada <text:span text:style-name="T15">D1</text:span><text:span text:style-name="T14">=0,03*(2,5*</text:span><text:span text:style-name="T15">A1</text:span><text:span text:style-name="T14">^1,25)*</text:span><text:span text:style-name="T15">CU</text:span></text:p>
            <text:p text:style-name="P103">[ili definisati i obrazložiti svoju formulu]</text:p>
          </table:table-cell>
        </table:table-row>
        <table:table-row>
          <table:table-cell table:style-name="Table10.A2" office:value-type="string">
            <text:p text:style-name="P33">D2</text:p>
          </table:table-cell>
          <table:table-cell table:style-name="Table10.A2" office:value-type="string">
            <text:p text:style-name="P35">Vrijeme</text:p>
          </table:table-cell>
          <table:table-cell table:style-name="Table10.C3" office:value-type="float" office:value="2.25">
            <text:p text:style-name="P93">2.25</text:p>
          </table:table-cell>
          <table:table-cell table:style-name="Table10.A2" office:value-type="string">
            <text:p text:style-name="P35">mjesec</text:p>
          </table:table-cell>
          <table:table-cell table:style-name="Table10.E2" office:value-type="string">
            <text:p text:style-name="P100">75% roka završetka</text:p>
            <text:p text:style-name="P101"><text:span text:style-name="T1">D2</text:span>=0,75*<text:span text:style-name="T1">A2</text:span></text:p>
            <text:p text:style-name="P104">[ili definisati i obrazložiti svoju formulu]</text:p>
          </table:table-cell>
        </table:table-row>
        <table:table-row>
          <table:table-cell table:style-name="Table10.A2" office:value-type="string">
            <text:p text:style-name="P32">D3</text:p>
          </table:table-cell>
          <table:table-cell table:style-name="Table10.A2" office:value-type="string">
            <text:p text:style-name="P27">Cijena</text:p>
          </table:table-cell>
          <table:table-cell table:style-name="Table10.A2" office:value-type="string">
            <text:p text:style-name="P79">65 000</text:p>
          </table:table-cell>
          <table:table-cell table:style-name="Table10.A2" office:value-type="string">
            <text:p text:style-name="P27">KM</text:p>
          </table:table-cell>
          <table:table-cell table:style-name="Table10.E2" office:value-type="string">
            <text:p text:style-name="P36"><text:span text:style-name="T16">D3=</text:span>D1<text:span text:style-name="T5">*</text:span>A3</text:p>
          </table:table-cell>
        </table:table-row>
        <table:table-row>
          <table:table-cell table:style-name="Table10.A2" office:value-type="string">
            <text:p text:style-name="P32">E</text:p>
          </table:table-cell>
          <table:table-cell table:style-name="Table10.A2" table:number-columns-spanned="3" office:value-type="string">
            <text:p text:style-name="P32">Raščlanjivanje rada na razvoju</text:p>
          </table:table-cell>
          <table:covered-table-cell/>
          <table:covered-table-cell/>
          <table:table-cell table:style-name="Table10.E2" office:value-type="string">
            <text:p text:style-name="P27"/>
          </table:table-cell>
        </table:table-row>
        <table:table-row>
          <table:table-cell table:style-name="Table10.A2" office:value-type="string">
            <text:p text:style-name="P32">E1</text:p>
          </table:table-cell>
          <table:table-cell table:style-name="Table10.A2" office:value-type="string">
            <text:p text:style-name="P27">Analiza i dizajn</text:p>
          </table:table-cell>
          <table:table-cell table:style-name="Table10.C3" office:value-type="float" office:value="3.9">
            <text:p text:style-name="P79">3.9</text:p>
          </table:table-cell>
          <table:table-cell table:style-name="Table10.A2" office:value-type="string">
            <text:p text:style-name="P35">inžinjer-mjesec</text:p>
          </table:table-cell>
          <table:table-cell table:style-name="Table10.E2" office:value-type="string">
            <text:p text:style-name="P38"><text:span text:style-name="T1">E1</text:span>=<text:span text:style-name="T1">D1</text:span>*<text:span text:style-name="T1">B1</text:span>/100</text:p>
          </table:table-cell>
        </table:table-row>
        <text:soft-page-break/>
        <table:table-row>
          <table:table-cell table:style-name="Table10.A2" office:value-type="string">
            <text:p text:style-name="P32">E2</text:p>
          </table:table-cell>
          <table:table-cell table:style-name="Table10.A2" office:value-type="string">
            <text:p text:style-name="P27">Konstrukcija softvera</text:p>
          </table:table-cell>
          <table:table-cell table:style-name="Table10.C3" office:value-type="float" office:value="16.9">
            <text:p text:style-name="P79">16.9</text:p>
          </table:table-cell>
          <table:table-cell table:style-name="Table10.A2" office:value-type="string">
            <text:p text:style-name="P35">inžinjer-mjesec</text:p>
          </table:table-cell>
          <table:table-cell table:style-name="Table10.E2" office:value-type="string">
            <text:p text:style-name="P38"><text:span text:style-name="T1">E2</text:span>=<text:span text:style-name="T1">D1</text:span>*<text:span text:style-name="T1">B2</text:span>/100</text:p>
          </table:table-cell>
        </table:table-row>
        <table:table-row>
          <table:table-cell table:style-name="Table10.A2" office:value-type="string">
            <text:p text:style-name="P32">E3</text:p>
          </table:table-cell>
          <table:table-cell table:style-name="Table10.A2" office:value-type="string">
            <text:p text:style-name="P27">Integracija i testiranje</text:p>
          </table:table-cell>
          <table:table-cell table:style-name="Table10.C3" office:value-type="float" office:value="5.2">
            <text:p text:style-name="P79">5.2</text:p>
          </table:table-cell>
          <table:table-cell table:style-name="Table10.A2" office:value-type="string">
            <text:p text:style-name="P35">inžinjer-mjesec</text:p>
          </table:table-cell>
          <table:table-cell table:style-name="Table10.E2" office:value-type="string">
            <text:p text:style-name="P38"><text:span text:style-name="T1">E2</text:span>=<text:span text:style-name="T1">D1</text:span>*<text:span text:style-name="T1">B3</text:span>/100</text:p>
          </table:table-cell>
        </table:table-row>
        <table:table-row>
          <table:table-cell table:style-name="Table10.A2" office:value-type="string">
            <text:p text:style-name="P32">F</text:p>
          </table:table-cell>
          <table:table-cell table:style-name="Table10.A2" table:number-columns-spanned="3" office:value-type="string">
            <text:p text:style-name="P32">Raščlanjivanje vremena razvoja</text:p>
          </table:table-cell>
          <table:covered-table-cell/>
          <table:covered-table-cell/>
          <table:table-cell table:style-name="Table10.E2" office:value-type="string">
            <text:p text:style-name="P32"/>
          </table:table-cell>
        </table:table-row>
        <table:table-row>
          <table:table-cell table:style-name="Table10.A2" office:value-type="string">
            <text:p text:style-name="P32">F1</text:p>
          </table:table-cell>
          <table:table-cell table:style-name="Table10.A2" office:value-type="string">
            <text:p text:style-name="P27">Analiza i dizajn</text:p>
          </table:table-cell>
          <table:table-cell table:style-name="Table10.C3" office:value-type="float" office:value="0.56">
            <text:p text:style-name="P79">0.56</text:p>
          </table:table-cell>
          <table:table-cell table:style-name="Table10.A2" office:value-type="string">
            <text:p text:style-name="P35">mjesec</text:p>
          </table:table-cell>
          <table:table-cell table:style-name="Table10.E2" office:value-type="string">
            <text:p text:style-name="P38"><text:span text:style-name="T1">F1</text:span>=<text:span text:style-name="T1">D2</text:span>*<text:span text:style-name="T1">B4</text:span>/100</text:p>
          </table:table-cell>
        </table:table-row>
        <table:table-row>
          <table:table-cell table:style-name="Table10.A2" office:value-type="string">
            <text:p text:style-name="P32">F2</text:p>
          </table:table-cell>
          <table:table-cell table:style-name="Table10.A2" office:value-type="string">
            <text:p text:style-name="P27">Konstrukcija softvera</text:p>
          </table:table-cell>
          <table:table-cell table:style-name="Table10.C3" office:value-type="float" office:value="1.125">
            <text:p text:style-name="P79">1.13</text:p>
          </table:table-cell>
          <table:table-cell table:style-name="Table10.A2" office:value-type="string">
            <text:p text:style-name="P35">mjesec</text:p>
          </table:table-cell>
          <table:table-cell table:style-name="Table10.E2" office:value-type="string">
            <text:p text:style-name="P38"><text:span text:style-name="T1">F2</text:span>=<text:span text:style-name="T1">D2</text:span>*<text:span text:style-name="T1">B5</text:span>/100</text:p>
          </table:table-cell>
        </table:table-row>
        <table:table-row>
          <table:table-cell table:style-name="Table10.A2" office:value-type="string">
            <text:p text:style-name="P32">F3</text:p>
          </table:table-cell>
          <table:table-cell table:style-name="Table10.A2" office:value-type="string">
            <text:p text:style-name="P27">Integracija i testiranje</text:p>
          </table:table-cell>
          <table:table-cell table:style-name="Table10.C3" office:value-type="float" office:value="0.56">
            <text:p text:style-name="P79">0.56</text:p>
          </table:table-cell>
          <table:table-cell table:style-name="Table10.A2" office:value-type="string">
            <text:p text:style-name="P35">mjesec</text:p>
          </table:table-cell>
          <table:table-cell table:style-name="Table10.E2" office:value-type="string">
            <text:p text:style-name="P38"><text:span text:style-name="T1">F2</text:span>=<text:span text:style-name="T1">D2</text:span>*<text:span text:style-name="T1">B6</text:span>/100</text:p>
          </table:table-cell>
        </table:table-row>
        <table:table-row>
          <table:table-cell table:style-name="Table10.A2" office:value-type="string">
            <text:p text:style-name="P32">FU</text:p>
          </table:table-cell>
          <table:table-cell table:style-name="Table10.A2" office:value-type="string">
            <text:p text:style-name="P27">Ukupno - raspored</text:p>
          </table:table-cell>
          <table:table-cell table:style-name="Table10.C3" office:value-type="float" office:value="2.25">
            <text:p text:style-name="P79">2.25</text:p>
          </table:table-cell>
          <table:table-cell table:style-name="Table10.A2" office:value-type="string">
            <text:p text:style-name="P35">mjesec</text:p>
          </table:table-cell>
          <table:table-cell table:style-name="Table10.E2" office:value-type="string">
            <text:p text:style-name="P38"><text:span text:style-name="T1">FU</text:span>=<text:span text:style-name="T1">F1</text:span>+<text:span text:style-name="T1">F2</text:span>+<text:span text:style-name="T1">F3</text:span></text:p>
          </table:table-cell>
        </table:table-row>
        <table:table-row>
          <table:table-cell table:style-name="Table10.A2" office:value-type="string">
            <text:p text:style-name="P32">G</text:p>
          </table:table-cell>
          <table:table-cell table:style-name="Table10.A2" table:number-columns-spanned="3" office:value-type="string">
            <text:p text:style-name="P32">Inžinjerski resursi</text:p>
          </table:table-cell>
          <table:covered-table-cell/>
          <table:covered-table-cell/>
          <table:table-cell table:style-name="Table10.E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32">G1</text:p>
          </table:table-cell>
          <table:table-cell table:style-name="Table10.A2" office:value-type="string">
            <text:p text:style-name="P27">Analiza i dizajn</text:p>
          </table:table-cell>
          <table:table-cell table:style-name="Table10.C3" office:value-type="float" office:value="7">
            <text:p text:style-name="P81">7</text:p>
          </table:table-cell>
          <table:table-cell table:style-name="Table10.A2" office:value-type="string">
            <text:p text:style-name="P35">inžinjer</text:p>
          </table:table-cell>
          <table:table-cell table:style-name="Table10.E2" office:value-type="string">
            <text:p text:style-name="P38"><text:span text:style-name="T1">G1</text:span>=<text:span text:style-name="T1">E1/F1</text:span></text:p>
          </table:table-cell>
        </table:table-row>
        <table:table-row>
          <table:table-cell table:style-name="Table10.A2" office:value-type="string">
            <text:p text:style-name="P32">G2</text:p>
          </table:table-cell>
          <table:table-cell table:style-name="Table10.A2" office:value-type="string">
            <text:p text:style-name="P27">Konstrukcija softvera</text:p>
          </table:table-cell>
          <table:table-cell table:style-name="Table10.C3" office:value-type="float" office:value="15">
            <text:p text:style-name="P81">15</text:p>
          </table:table-cell>
          <table:table-cell table:style-name="Table10.A2" office:value-type="string">
            <text:p text:style-name="P35">inžinjer</text:p>
          </table:table-cell>
          <table:table-cell table:style-name="Table10.E2" office:value-type="string">
            <text:p text:style-name="P38"><text:span text:style-name="T1">G2</text:span>=<text:span text:style-name="T1">E2/F2</text:span></text:p>
          </table:table-cell>
        </table:table-row>
        <table:table-row>
          <table:table-cell table:style-name="Table10.A2" office:value-type="string">
            <text:p text:style-name="P32">G3</text:p>
          </table:table-cell>
          <table:table-cell table:style-name="Table10.A2" office:value-type="string">
            <text:p text:style-name="P27">Integracija i testiranje</text:p>
          </table:table-cell>
          <table:table-cell table:style-name="Table10.C3" office:value-type="float" office:value="9">
            <text:p text:style-name="P81">9</text:p>
          </table:table-cell>
          <table:table-cell table:style-name="Table10.A2" office:value-type="string">
            <text:p text:style-name="P35">inžinjer</text:p>
          </table:table-cell>
          <table:table-cell table:style-name="Table10.E2" office:value-type="string">
            <text:p text:style-name="P38"><text:span text:style-name="T1">G3</text:span>=<text:span text:style-name="T1">E3/F3</text:span></text:p>
          </table:table-cell>
        </table:table-row>
        <table:table-row>
          <table:table-cell table:style-name="Table10.A2" office:value-type="string">
            <text:p text:style-name="P32">H</text:p>
          </table:table-cell>
          <table:table-cell table:style-name="Table10.A2" table:number-columns-spanned="3" office:value-type="string">
            <text:p text:style-name="P32">Raščlanjivanje dodatnog vremena (ne sadrži skriveni dio rezervnog vremena - contingency time)</text:p>
          </table:table-cell>
          <table:covered-table-cell/>
          <table:covered-table-cell/>
          <table:table-cell table:style-name="Table10.E2" office:value-type="string">
            <text:p text:style-name="P36"/>
          </table:table-cell>
        </table:table-row>
        <table:table-row>
          <table:table-cell table:style-name="Table10.A2" office:value-type="string">
            <text:p text:style-name="P32">H1</text:p>
          </table:table-cell>
          <table:table-cell table:style-name="Table10.A2" office:value-type="string">
            <text:p text:style-name="P27">Verifikacija i validacija</text:p>
          </table:table-cell>
          <table:table-cell table:style-name="Table10.C3" office:value-type="float" office:value="0.501">
            <text:p text:style-name="P82">0.5</text:p>
          </table:table-cell>
          <table:table-cell table:style-name="Table10.A2" office:value-type="string">
            <text:p text:style-name="P35">mjesec</text:p>
          </table:table-cell>
          <table:table-cell table:style-name="Table10.E2" office:value-type="string">
            <text:p text:style-name="P38"><text:span text:style-name="T1">H1</text:span>=0,167*<text:span text:style-name="T1">A2</text:span></text:p>
          </table:table-cell>
        </table:table-row>
        <table:table-row>
          <table:table-cell table:style-name="Table10.A2" office:value-type="string">
            <text:p text:style-name="P32">H2</text:p>
          </table:table-cell>
          <table:table-cell table:style-name="Table10.A2" office:value-type="string">
            <text:p text:style-name="P27">Instalacija</text:p>
          </table:table-cell>
          <table:table-cell table:style-name="Table10.C3" office:value-type="float" office:value="0.25">
            <text:p text:style-name="P29">0.<text:span text:style-name="T28">25</text:span></text:p>
          </table:table-cell>
          <table:table-cell table:style-name="Table10.A2" office:value-type="string">
            <text:p text:style-name="P35">mjesec</text:p>
          </table:table-cell>
          <table:table-cell table:style-name="Table10.E2" office:value-type="string">
            <text:p text:style-name="P38"><text:span text:style-name="T1">H2</text:span>=0,0835*<text:span text:style-name="T1">A2</text:span></text:p>
          </table:table-cell>
        </table:table-row>
        <table:table-row>
          <table:table-cell table:style-name="Table10.A2" office:value-type="string">
            <text:p text:style-name="P32">H3</text:p>
          </table:table-cell>
          <table:table-cell table:style-name="Table10.A2" office:value-type="string">
            <text:p text:style-name="P27">Upravljanje projektom, CM, ...</text:p>
          </table:table-cell>
          <table:table-cell table:style-name="Table10.C3" office:value-type="float" office:value="3">
            <text:p text:style-name="P29">3</text:p>
          </table:table-cell>
          <table:table-cell table:style-name="Table10.A2" office:value-type="string">
            <text:p text:style-name="P35">mjesec</text:p>
          </table:table-cell>
          <table:table-cell table:style-name="Table10.E2" office:value-type="string">
            <text:p text:style-name="P38"><text:span text:style-name="T1">H3</text:span>=<text:span text:style-name="T1">A2</text:span></text:p>
          </table:table-cell>
        </table:table-row>
        <table:table-row>
          <table:table-cell table:style-name="Table10.A2" office:value-type="string">
            <text:p text:style-name="P32">I</text:p>
          </table:table-cell>
          <table:table-cell table:style-name="Table10.A2" table:number-columns-spanned="3" office:value-type="string">
            <text:p text:style-name="P32">UKUPNI RAD NA PROJEKTU</text:p>
          </table:table-cell>
          <table:covered-table-cell/>
          <table:covered-table-cell/>
          <table:table-cell table:style-name="Table10.E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32">I1</text:p>
          </table:table-cell>
          <table:table-cell table:style-name="Table10.A2" office:value-type="string">
            <text:p text:style-name="P27">Razvoj</text:p>
          </table:table-cell>
          <table:table-cell table:style-name="Table10.C3" office:value-type="float" office:value="26">
            <text:p text:style-name="P29">2<text:span text:style-name="T29">6</text:span></text:p>
          </table:table-cell>
          <table:table-cell table:style-name="Table10.A2" office:value-type="string">
            <text:p text:style-name="P35">mjesec</text:p>
          </table:table-cell>
          <table:table-cell table:style-name="Table10.E2" office:value-type="string">
            <text:p text:style-name="P38"><text:span text:style-name="T1">I1</text:span>=<text:span text:style-name="T1">D1</text:span></text:p>
          </table:table-cell>
        </table:table-row>
        <table:table-row>
          <table:table-cell table:style-name="Table10.A2" office:value-type="string">
            <text:p text:style-name="P32">I2</text:p>
          </table:table-cell>
          <table:table-cell table:style-name="Table10.A2" office:value-type="string">
            <text:p text:style-name="P27">Dodatni rad</text:p>
          </table:table-cell>
          <table:table-cell table:style-name="Table10.C3" office:value-type="float" office:value="17">
            <text:p text:style-name="P83">17</text:p>
          </table:table-cell>
          <table:table-cell table:style-name="Table10.A2" office:value-type="string">
            <text:p text:style-name="P35">mjesec</text:p>
          </table:table-cell>
          <table:table-cell table:style-name="Table10.E2" office:value-type="string">
            <text:p text:style-name="P38"><text:span text:style-name="T1">I2</text:span>=0,67*<text:span text:style-name="T1">D1</text:span></text:p>
          </table:table-cell>
        </table:table-row>
        <table:table-row>
          <table:table-cell table:style-name="Table10.A2" office:value-type="string">
            <text:p text:style-name="P32">IU</text:p>
          </table:table-cell>
          <table:table-cell table:style-name="Table10.A2" office:value-type="string">
            <text:p text:style-name="P27">Ukupni rad</text:p>
          </table:table-cell>
          <table:table-cell table:style-name="Table10.C3" office:value-type="float" office:value="43">
            <text:p text:style-name="P83">43</text:p>
          </table:table-cell>
          <table:table-cell table:style-name="Table10.A2" office:value-type="string">
            <text:p text:style-name="P35">mjesec</text:p>
          </table:table-cell>
          <table:table-cell table:style-name="Table10.E2" office:value-type="string">
            <text:p text:style-name="P38"><text:span text:style-name="T1">IU</text:span>=<text:span text:style-name="T1">I1</text:span>+<text:span text:style-name="T1">I2</text:span></text:p>
          </table:table-cell>
        </table:table-row>
        <table:table-row>
          <table:table-cell table:style-name="Table10.A2" office:value-type="string">
            <text:p text:style-name="P32">J</text:p>
          </table:table-cell>
          <table:table-cell table:style-name="Table10.A2" table:number-columns-spanned="3" office:value-type="string">
            <text:p text:style-name="P32">Raščlanjivanje dodatnog rada (Dodano je skrivenih 10% rezervnog budžeta - contingency budget. Razvoj je 60% ukupnog rada a od preostalih 40% dio od 30% se odnosi na dodatni rad.)</text:p>
          </table:table-cell>
          <table:covered-table-cell/>
          <table:covered-table-cell/>
          <table:table-cell table:style-name="Table10.E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32">J1</text:p>
          </table:table-cell>
          <table:table-cell table:style-name="Table10.A2" office:value-type="string">
            <text:p text:style-name="P27">Upravljanje projektom</text:p>
          </table:table-cell>
          <table:table-cell table:style-name="Table10.C3" office:value-type="float" office:value="4.3">
            <text:p text:style-name="P84">4.3</text:p>
          </table:table-cell>
          <table:table-cell table:style-name="Table10.A2" office:value-type="string">
            <text:p text:style-name="P35">inžinjer-mjesec</text:p>
          </table:table-cell>
          <table:table-cell table:style-name="Table10.E2" office:value-type="string">
            <text:p text:style-name="P38"><text:span text:style-name="T1">J1</text:span>=<text:span text:style-name="T1">IU</text:span>*0,1</text:p>
          </table:table-cell>
        </table:table-row>
        <table:table-row>
          <table:table-cell table:style-name="Table10.A2" office:value-type="string">
            <text:p text:style-name="P32">J2</text:p>
          </table:table-cell>
          <table:table-cell table:style-name="Table10.A2" office:value-type="string">
            <text:p text:style-name="P27">Verifikacija i validacija</text:p>
          </table:table-cell>
          <table:table-cell table:style-name="Table10.C3" office:value-type="float" office:value="3.44">
            <text:p text:style-name="P84">3.44</text:p>
          </table:table-cell>
          <table:table-cell table:style-name="Table10.A2" office:value-type="string">
            <text:p text:style-name="P35">inžinjer-mjesec</text:p>
          </table:table-cell>
          <table:table-cell table:style-name="Table10.E2" office:value-type="string">
            <text:p text:style-name="P38"><text:span text:style-name="T1">J2</text:span>=<text:span text:style-name="T1">IU</text:span>*0,08</text:p>
          </table:table-cell>
        </table:table-row>
        <table:table-row>
          <table:table-cell table:style-name="Table10.A2" office:value-type="string">
            <text:p text:style-name="P32">J3</text:p>
          </table:table-cell>
          <table:table-cell table:style-name="Table10.A2" office:value-type="string">
            <text:p text:style-name="P27">Konfiguracija</text:p>
          </table:table-cell>
          <table:table-cell table:style-name="Table10.C3" office:value-type="float" office:value="2.15">
            <text:p text:style-name="P84">2.15</text:p>
          </table:table-cell>
          <table:table-cell table:style-name="Table10.A2" office:value-type="string">
            <text:p text:style-name="P35">inžinjer-mjesec</text:p>
          </table:table-cell>
          <table:table-cell table:style-name="Table10.E2" office:value-type="string">
            <text:p text:style-name="P38"><text:span text:style-name="T1">J3</text:span>=<text:span text:style-name="T1">IU</text:span>*0,05</text:p>
          </table:table-cell>
        </table:table-row>
        <table:table-row>
          <table:table-cell table:style-name="Table10.A2" office:value-type="string">
            <text:p text:style-name="P32">J4</text:p>
          </table:table-cell>
          <table:table-cell table:style-name="Table10.A2" office:value-type="string">
            <text:p text:style-name="P27">Tehnička dokumentacija</text:p>
          </table:table-cell>
          <table:table-cell table:style-name="Table10.C3" office:value-type="float" office:value="2.15">
            <text:p text:style-name="P84">2.15</text:p>
          </table:table-cell>
          <table:table-cell table:style-name="Table10.A2" office:value-type="string">
            <text:p text:style-name="P35">inžinjer-mjesec</text:p>
          </table:table-cell>
          <table:table-cell table:style-name="Table10.E2" office:value-type="string">
            <text:p text:style-name="P38"><text:span text:style-name="T1">J4</text:span>=<text:span text:style-name="T1">IU</text:span>*0,05</text:p>
          </table:table-cell>
        </table:table-row>
        <table:table-row>
          <table:table-cell table:style-name="Table10.A2" office:value-type="string">
            <text:p text:style-name="P32">J5</text:p>
          </table:table-cell>
          <table:table-cell table:style-name="Table10.A2" office:value-type="string">
            <text:p text:style-name="P27">Instalacija</text:p>
          </table:table-cell>
          <table:table-cell table:style-name="Table10.C3" office:value-type="float" office:value="0.86">
            <text:p text:style-name="P84">0.86</text:p>
          </table:table-cell>
          <table:table-cell table:style-name="Table10.A2" office:value-type="string">
            <text:p text:style-name="P35">inžinjer-mjesec</text:p>
          </table:table-cell>
          <table:table-cell table:style-name="Table10.E2" office:value-type="string">
            <text:p text:style-name="P38"><text:span text:style-name="T1">J5</text:span>=<text:span text:style-name="T1">IU</text:span>*0,02</text:p>
          </table:table-cell>
        </table:table-row>
        <table:table-row>
          <table:table-cell table:style-name="Table10.A2" office:value-type="string">
            <text:p text:style-name="P32">K</text:p>
          </table:table-cell>
          <table:table-cell table:style-name="Table10.A2" table:number-columns-spanned="3" office:value-type="string">
            <text:p text:style-name="P32">UKUPNO VRIJEME PROJEKTA</text:p>
          </table:table-cell>
          <table:covered-table-cell/>
          <table:covered-table-cell/>
          <table:table-cell table:style-name="Table10.E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32">K1</text:p>
          </table:table-cell>
          <table:table-cell table:style-name="Table10.A2" office:value-type="string">
            <text:p text:style-name="P27">Ukupno vrijeme projekta</text:p>
          </table:table-cell>
          <table:table-cell table:style-name="Table10.C3" office:value-type="float" office:value="3">
            <text:p text:style-name="P29">3</text:p>
          </table:table-cell>
          <table:table-cell table:style-name="Table10.A2" office:value-type="string">
            <text:p text:style-name="P35">mjesec</text:p>
          </table:table-cell>
          <table:table-cell table:style-name="Table10.E2" office:value-type="string">
            <text:p text:style-name="P38"><text:span text:style-name="T1">K1</text:span>=<text:span text:style-name="T1">FU</text:span>+<text:span text:style-name="T1">H1</text:span>+<text:span text:style-name="T1">H2</text:span></text:p>
          </table:table-cell>
        </table:table-row>
        <table:table-row>
          <table:table-cell table:style-name="Table10.A2" office:value-type="string">
            <text:p text:style-name="P32">L</text:p>
          </table:table-cell>
          <table:table-cell table:style-name="Table10.A2" table:number-columns-spanned="3" office:value-type="string">
            <text:p text:style-name="P32">Raščlanjivanje dodatnih inžinjerskih resursa</text:p>
          </table:table-cell>
          <table:covered-table-cell/>
          <table:covered-table-cell/>
          <table:table-cell table:style-name="Table10.E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32">L1</text:p>
          </table:table-cell>
          <table:table-cell table:style-name="Table10.A2" office:value-type="string">
            <text:p text:style-name="P27">Upravljanje projektom</text:p>
          </table:table-cell>
          <table:table-cell table:style-name="Table10.C3" office:value-type="float" office:value="0.7">
            <text:p text:style-name="P85">0.7</text:p>
          </table:table-cell>
          <table:table-cell table:style-name="Table10.A2" office:value-type="string">
            <text:p text:style-name="P35">inžinjer</text:p>
          </table:table-cell>
          <table:table-cell table:style-name="Table10.E2" office:value-type="string">
            <text:p text:style-name="P38"><text:span text:style-name="T1">L1</text:span>=<text:span text:style-name="T1">K1</text:span>/<text:span text:style-name="T1">J1</text:span></text:p>
          </table:table-cell>
        </table:table-row>
        <table:table-row>
          <table:table-cell table:style-name="Table10.A2" office:value-type="string">
            <text:p text:style-name="P32">L2</text:p>
          </table:table-cell>
          <table:table-cell table:style-name="Table10.A2" office:value-type="string">
            <text:p text:style-name="P27">Verifikacija i validacija</text:p>
          </table:table-cell>
          <table:table-cell table:style-name="Table10.C3" office:value-type="float" office:value="0.87">
            <text:p text:style-name="P85">0.87</text:p>
          </table:table-cell>
          <table:table-cell table:style-name="Table10.A2" office:value-type="string">
            <text:p text:style-name="P35">inžinjer</text:p>
          </table:table-cell>
          <table:table-cell table:style-name="Table10.E2" office:value-type="string">
            <text:p text:style-name="P38"><text:span text:style-name="T1">L2</text:span>=<text:span text:style-name="T1">K1</text:span>/<text:span text:style-name="T1">J2</text:span></text:p>
          </table:table-cell>
        </table:table-row>
        <table:table-row>
          <table:table-cell table:style-name="Table10.A2" office:value-type="string">
            <text:p text:style-name="P32">L3</text:p>
          </table:table-cell>
          <table:table-cell table:style-name="Table10.A2" office:value-type="string">
            <text:p text:style-name="P27">Konfiguracija</text:p>
          </table:table-cell>
          <table:table-cell table:style-name="Table10.C3" office:value-type="float" office:value="1.4">
            <text:p text:style-name="P85">1.4</text:p>
          </table:table-cell>
          <table:table-cell table:style-name="Table10.A2" office:value-type="string">
            <text:p text:style-name="P35">inžinjer</text:p>
          </table:table-cell>
          <table:table-cell table:style-name="Table10.E2" office:value-type="string">
            <text:p text:style-name="P38"><text:span text:style-name="T1">L3</text:span>=<text:span text:style-name="T1">K1</text:span>/<text:span text:style-name="T1">J3</text:span></text:p>
          </table:table-cell>
        </table:table-row>
        <table:table-row>
          <table:table-cell table:style-name="Table10.A2" office:value-type="string">
            <text:p text:style-name="P32">L4</text:p>
          </table:table-cell>
          <table:table-cell table:style-name="Table10.A2" office:value-type="string">
            <text:p text:style-name="P27">Tehnička dokumentacija</text:p>
          </table:table-cell>
          <table:table-cell table:style-name="Table10.C3" office:value-type="float" office:value="1.4">
            <text:p text:style-name="P85">1.4</text:p>
          </table:table-cell>
          <table:table-cell table:style-name="Table10.A2" office:value-type="string">
            <text:p text:style-name="P35">inžinjer</text:p>
          </table:table-cell>
          <table:table-cell table:style-name="Table10.E2" office:value-type="string">
            <text:p text:style-name="P38"><text:span text:style-name="T1">L4</text:span>=<text:span text:style-name="T1">K1</text:span>/<text:span text:style-name="T1">J4</text:span></text:p>
          </table:table-cell>
        </table:table-row>
        <table:table-row>
          <table:table-cell table:style-name="Table10.A2" office:value-type="string">
            <text:p text:style-name="P32">L5</text:p>
          </table:table-cell>
          <table:table-cell table:style-name="Table10.A2" office:value-type="string">
            <text:p text:style-name="P27">Instalacija</text:p>
          </table:table-cell>
          <table:table-cell table:style-name="Table10.C3" office:value-type="float" office:value="3.48">
            <text:p text:style-name="P85">3.48</text:p>
          </table:table-cell>
          <table:table-cell table:style-name="Table10.A2" office:value-type="string">
            <text:p text:style-name="P35">inžinjer</text:p>
          </table:table-cell>
          <table:table-cell table:style-name="Table10.E2" office:value-type="string">
            <text:p text:style-name="P38"><text:span text:style-name="T1">L5</text:span>=<text:span text:style-name="T1">K1</text:span>/<text:span text:style-name="T1">J5</text:span></text:p>
          </table:table-cell>
        </table:table-row>
        <table:table-row>
          <table:table-cell table:style-name="Table10.A2" office:value-type="string">
            <text:p text:style-name="P32">M</text:p>
          </table:table-cell>
          <table:table-cell table:style-name="Table10.A2" table:number-columns-spanned="3" office:value-type="string">
            <text:p text:style-name="P32">UKUPNI TROŠKOVI PROJEKTA</text:p>
          </table:table-cell>
          <table:covered-table-cell/>
          <table:covered-table-cell/>
          <table:table-cell table:style-name="Table10.E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32">M1</text:p>
          </table:table-cell>
          <table:table-cell table:style-name="Table10.A2" office:value-type="string">
            <text:p text:style-name="P27">Troškovi razvoja</text:p>
          </table:table-cell>
          <table:table-cell table:style-name="Table10.A2" office:value-type="string">
            <text:p text:style-name="P86">65 000</text:p>
          </table:table-cell>
          <table:table-cell table:style-name="Table10.A2" office:value-type="string">
            <text:p text:style-name="P35">KM</text:p>
          </table:table-cell>
          <table:table-cell table:style-name="Table10.E2" office:value-type="string">
            <text:p text:style-name="P38"><text:span text:style-name="T1">M1</text:span>=<text:span text:style-name="T1">D3</text:span></text:p>
          </table:table-cell>
        </table:table-row>
        <text:soft-page-break/>
        <table:table-row>
          <table:table-cell table:style-name="Table10.A2" office:value-type="string">
            <text:p text:style-name="P32">M2</text:p>
          </table:table-cell>
          <table:table-cell table:style-name="Table10.A2" office:value-type="string">
            <text:p text:style-name="P27">Dodatni troškovi</text:p>
          </table:table-cell>
          <table:table-cell table:style-name="Table10.A2" office:value-type="string">
            <text:p text:style-name="P86">42 500</text:p>
          </table:table-cell>
          <table:table-cell table:style-name="Table10.A2" office:value-type="string">
            <text:p text:style-name="P35">KM</text:p>
          </table:table-cell>
          <table:table-cell table:style-name="Table10.E2" office:value-type="string">
            <text:p text:style-name="P38"><text:span text:style-name="T1">M2</text:span>=<text:span text:style-name="T1">I2</text:span>*<text:span text:style-name="T1">A3</text:span></text:p>
          </table:table-cell>
        </table:table-row>
        <table:table-row>
          <table:table-cell table:style-name="Table10.A2" office:value-type="string">
            <text:p text:style-name="P32">MU</text:p>
          </table:table-cell>
          <table:table-cell table:style-name="Table10.A2" office:value-type="string">
            <text:p text:style-name="P27">Ukupni troškovi</text:p>
          </table:table-cell>
          <table:table-cell table:style-name="Table10.A2" office:value-type="string">
            <text:p text:style-name="P86">107 500</text:p>
          </table:table-cell>
          <table:table-cell table:style-name="Table10.A2" office:value-type="string">
            <text:p text:style-name="P35">KM</text:p>
          </table:table-cell>
          <table:table-cell table:style-name="Table10.E2" office:value-type="string">
            <text:p text:style-name="P38"><text:span text:style-name="T1">MU</text:span>=<text:span text:style-name="T1">M1</text:span>+<text:span text:style-name="T1">M2</text:span></text:p>
          </table:table-cell>
        </table:table-row>
      </table:table>
      <text:p text:style-name="Text_20_body"/>
      <text:h text:style-name="Heading_20_2" text:outline-level="2">Obrazloženje</text:h>
      <text:p text:style-name="P14">[U obrazloženju navesti sve elemente koji mogu poslužiti boljem razumijevanju procjena, a minimalno elemente navedene u tabeli ispod.]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9">Vrijeme utrošeno na izradu procjene?</text:p>
          </table:table-cell>
          <table:table-cell table:style-name="Table13.B1" office:value-type="string">
            <text:p text:style-name="P102">2 sata</text:p>
          </table:table-cell>
        </table:table-row>
        <table:table-row>
          <table:table-cell table:style-name="Table13.A2" office:value-type="string">
            <text:p text:style-name="P39">Pretpostavke procjene?</text:p>
          </table:table-cell>
          <table:table-cell table:style-name="Table13.B2" office:value-type="string">
            <text:p text:style-name="P39">1. <text:span text:style-name="T10">[upisati]</text:span></text:p>
            <text:p text:style-name="P39">2. <text:span text:style-name="T10">...</text:span></text:p>
          </table:table-cell>
        </table:table-row>
        <table:table-row>
          <table:table-cell table:style-name="Table13.A2" office:value-type="string">
            <text:p text:style-name="P39">Ograničenja projekta uključena u procjenu?</text:p>
          </table:table-cell>
          <table:table-cell table:style-name="Table13.B2" office:value-type="string">
            <text:p text:style-name="P39">1. <text:span text:style-name="T10">[upisati]</text:span></text:p>
            <text:p text:style-name="P39">2. <text:span text:style-name="T10">...</text:span></text:p>
          </table:table-cell>
        </table:table-row>
        <table:table-row>
          <table:table-cell table:style-name="Table13.A2" office:value-type="string">
            <text:p text:style-name="P39">Ocjena stepena pouzadnosti procjene?</text:p>
          </table:table-cell>
          <table:table-cell table:style-name="Table13.B2" office:value-type="string">
            <text:p text:style-name="P40">[Upisati jedno od Mala/Srednja/Velika]</text:p>
          </table:table-cell>
        </table:table-row>
        <table:table-row>
          <table:table-cell table:style-name="Table13.A2" office:value-type="string">
            <text:p text:style-name="P39">Razlozi za datu ocjenu stepena pouzdanosti procjene?</text:p>
          </table:table-cell>
          <table:table-cell table:style-name="Table13.B2" office:value-type="string">
            <text:p text:style-name="P40">[obrazložiti]</text:p>
          </table:table-cell>
        </table:table-row>
        <table:table-row>
          <table:table-cell table:style-name="Table13.A2" office:value-type="string">
            <text:p text:style-name="P39">Koji faktori bi pomogli u izradi bolje procjene?</text:p>
          </table:table-cell>
          <table:table-cell table:style-name="Table13.B2" office:value-type="string">
            <text:p text:style-name="P39">1. <text:span text:style-name="T10">[upisati]</text:span></text:p>
            <text:p text:style-name="P39">2. <text:span text:style-name="T10">...</text:span></text:p>
          </table:table-cell>
        </table:table-row>
        <table:table-row>
          <table:table-cell table:style-name="Table13.A2" office:value-type="string">
            <text:p text:style-name="P39">...</text:p>
          </table:table-cell>
          <table:table-cell table:style-name="Table13.B2" office:value-type="string">
            <text:p text:style-name="P39">...</text:p>
          </table:table-cell>
        </table:table-row>
      </table:table>
      <text:h text:style-name="Heading_20_2" text:outline-level="2">Razrađena struktura poslova (WBS) sa procjenama</text:h>
      <text:p text:style-name="P14">[Upariti napravljene procjene sa izrađenim WBS-om.]</text:p>
      <text:list xml:id="list394725806680499968" text:style-name="L2">
        <text:list-item>
          <text:p text:style-name="P57">Upravljati projektom - <text:span text:style-name="T10">[</text:span><text:span text:style-name="T17">J1</text:span><text:span text:style-name="T18"> vrijednost iz tabele procjene</text:span><text:span text:style-name="T10">]</text:span></text:p>
        </text:list-item>
        <text:list-item>
          <text:p text:style-name="P58">Analizirati i dizajnirati softverski proizvod - ...</text:p>
        </text:list-item>
        <text:list-item>
          <text:p text:style-name="P58">Konstruisati softverski proizvod - ...</text:p>
          <text:list>
            <text:list-item>
              <text:p text:style-name="P57">Konstruisati modul #1 - ...</text:p>
            </text:list-item>
            <text:list-item>
              <text:p text:style-name="P57">...</text:p>
            </text:list-item>
          </text:list>
        </text:list-item>
        <text:list-item>
          <text:p text:style-name="P57">Verificirati validirati sistem</text:p>
        </text:list-item>
        <text:list-item>
          <text:p text:style-name="P57">Upravljati konfiguracijom</text:p>
        </text:list-item>
        <text:list-item>
          <text:p text:style-name="P57">Pripremiti dokumentaciju</text:p>
        </text:list-item>
        <text:list-item>
          <text:p text:style-name="P57">Instalirati sistem</text:p>
        </text:list-item>
      </text:list>
      <text:p text:style-name="P16"/>
      <text:h text:style-name="P106" text:outline-level="1">Raspoređivanje</text:h>
      <text:h text:style-name="Heading_20_2" text:outline-level="2">Gantogram</text:h>
      <text:p text:style-name="P13">[Koristeći estimacije vezane za vrijeme - <text:s/>F i H kao i module potrebno je odediti vrijeme - period u kome će se izvršavati aktivnosti vezane za to. Imati u vidu da se neke aktivnosti izvršavaju tokom cijelog projekta - Upravljanje projektom npr. Također je bitno da se za svaki od modula definiše vrijeme imajući u vidu međuzavisnost modula i to da broj učesnika u jednom vremenskom periodu ne premaši maksimalno raspoloživi broj inžinjera. Dozvoljeno je korištenje dijagrama nacrtanih pomoću nekog od alata. Broj sedmica treba biti jednak broju sedmica projekta.]</text:p>
      <table:table table:name="Table11" table:style-name="Table11">
        <table:table-column table:style-name="Table11.A"/>
        <table:table-column table:style-name="Table11.B" table:number-columns-repeated="11"/>
        <table:table-column table:style-name="Table11.M"/>
        <table:table-row>
          <table:table-cell table:style-name="Table11.A1" table:number-rows-spanned="2" office:value-type="string">
            <text:p text:style-name="P45"/>
            <text:p text:style-name="P45">Projektna aktivnost</text:p>
          </table:table-cell>
          <table:table-cell table:style-name="Table11.B1" table:number-columns-spanned="12" office:value-type="string">
            <text:p text:style-name="P46">Sedm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1.B2" office:value-type="float" office:value="1">
            <text:p text:style-name="P46">1</text:p>
          </table:table-cell>
          <table:table-cell table:style-name="Table11.B2" office:value-type="float" office:value="2">
            <text:p text:style-name="P46">2</text:p>
          </table:table-cell>
          <table:table-cell table:style-name="Table11.B2" office:value-type="float" office:value="3">
            <text:p text:style-name="P46">3</text:p>
          </table:table-cell>
          <table:table-cell table:style-name="Table11.B2" office:value-type="float" office:value="4">
            <text:p text:style-name="P46">4</text:p>
          </table:table-cell>
          <table:table-cell table:style-name="Table11.B2" office:value-type="float" office:value="5">
            <text:p text:style-name="P46">5</text:p>
          </table:table-cell>
          <table:table-cell table:style-name="Table11.B2" office:value-type="float" office:value="6">
            <text:p text:style-name="P46">6</text:p>
          </table:table-cell>
          <table:table-cell table:style-name="Table11.B2" office:value-type="float" office:value="7">
            <text:p text:style-name="P46">7</text:p>
          </table:table-cell>
          <table:table-cell table:style-name="Table11.B2" office:value-type="float" office:value="8">
            <text:p text:style-name="P46">8</text:p>
          </table:table-cell>
          <table:table-cell table:style-name="Table11.B2" office:value-type="float" office:value="9">
            <text:p text:style-name="P46">9</text:p>
          </table:table-cell>
          <table:table-cell table:style-name="Table11.B2" office:value-type="float" office:value="10">
            <text:p text:style-name="P46">10</text:p>
          </table:table-cell>
          <table:table-cell table:style-name="Table11.B2" office:value-type="float" office:value="11">
            <text:p text:style-name="P46">11</text:p>
          </table:table-cell>
          <table:table-cell table:style-name="Table11.M2" office:value-type="float" office:value="12">
            <text:p text:style-name="P46">12</text:p>
          </table:table-cell>
        </table:table-row>
        <table:table-row>
          <table:table-cell table:style-name="Table11.A13" office:value-type="string">
            <text:p text:style-name="P43">Upravljanje projektom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M3" office:value-type="string">
            <text:p text:style-name="P44">X</text:p>
          </table:table-cell>
        </table:table-row>
        <table:table-row>
          <table:table-cell table:style-name="Table11.A13" office:value-type="string">
            <text:p text:style-name="P43">Upravljanje konfiguracijom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M3" office:value-type="string">
            <text:p text:style-name="P44">X</text:p>
          </table:table-cell>
        </table:table-row>
        <table:table-row>
          <table:table-cell table:style-name="Table11.A13" office:value-type="string">
            <text:p text:style-name="P43">Dokumentovanje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B3" office:value-type="string">
            <text:p text:style-name="P44">X</text:p>
          </table:table-cell>
          <table:table-cell table:style-name="Table11.M3" office:value-type="string">
            <text:p text:style-name="P44">X</text:p>
          </table:table-cell>
        </table:table-row>
        <table:table-row>
          <table:table-cell table:style-name="Table11.A13" office:value-type="string">
            <text:p text:style-name="P43">Analiza i dizajn</text:p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M3" office:value-type="string">
            <text:p text:style-name="P44"/>
          </table:table-cell>
        </table:table-row>
        <table:table-row>
          <table:table-cell table:style-name="Table11.A13" office:value-type="string">
            <text:p text:style-name="P43">Modul #1</text:p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M3" office:value-type="string">
            <text:p text:style-name="P44"/>
          </table:table-cell>
        </table:table-row>
        <table:table-row>
          <table:table-cell table:style-name="Table11.A13" office:value-type="string">
            <text:p text:style-name="P43">Modul #2</text:p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M3" office:value-type="string">
            <text:p text:style-name="P44"/>
          </table:table-cell>
        </table:table-row>
        <table:table-row>
          <table:table-cell table:style-name="Table11.A13" office:value-type="string">
            <text:p text:style-name="P43">Modul #3</text:p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M3" office:value-type="string">
            <text:p text:style-name="P44"/>
          </table:table-cell>
        </table:table-row>
        <table:table-row>
          <table:table-cell table:style-name="Table11.A13" office:value-type="string">
            <text:p text:style-name="P43">...</text:p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M3" office:value-type="string">
            <text:p text:style-name="P44"/>
          </table:table-cell>
        </table:table-row>
        <table:table-row>
          <table:table-cell table:style-name="Table11.A13" office:value-type="string">
            <text:p text:style-name="P43">Integracija i testiranje</text:p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M3" office:value-type="string">
            <text:p text:style-name="P44"/>
          </table:table-cell>
        </table:table-row>
        <table:table-row>
          <table:table-cell table:style-name="Table11.A13" office:value-type="string">
            <text:p text:style-name="P43">Verifikacija i validacija</text:p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M3" office:value-type="string">
            <text:p text:style-name="P44"/>
          </table:table-cell>
        </table:table-row>
        <table:table-row>
          <table:table-cell table:style-name="Table11.A13" office:value-type="string">
            <text:p text:style-name="P43">Instalacija sistema</text:p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B3" office:value-type="string">
            <text:p text:style-name="P44"/>
          </table:table-cell>
          <table:table-cell table:style-name="Table11.M3" office:value-type="string">
            <text:p text:style-name="P44"/>
          </table:table-cell>
        </table:table-row>
      </table:table>
      <text:p text:style-name="P17"/>
      <text:h text:style-name="Heading_20_2" text:outline-level="2">Raspoređivanje resursa</text:h>
      <text:h text:style-name="Heading_20_3" text:outline-level="3">Broj inžinjera po glavnim modulima</text:h>
      <text:p text:style-name="P13">[Izračunati broj učesnika za svaki od modula. Voditi računa o jedinicama iskazanim u mjesecima i sedmicama. Poželjno bi bilo koristiti istu jedinicu ali je ovdje namjerno dato različito da bi se na ovo obratila pažnja!]</text:p>
      <text:p text:style-name="Text_20_body">Modul #1 = <text:span text:style-name="T13">xx</text:span> Inžinjera <text:span text:style-name="T10">[broj inžinjer-mjeseci iz WBS / broj mjeseci iz Gantograma]</text:span></text:p>
      <text:p text:style-name="P17">Modul #2 = ...</text:p>
      <text:p text:style-name="P17">...</text:p>
      <text:h text:style-name="Heading_20_3" text:outline-level="3">Ukupan broj inžinjera po vremenskim razdobljima</text:h>
      <text:p text:style-name="P14">[Koristeći prethodno izračunate informacije kao i informacije dobivene u procesu procjenjivanja treba odrediti broj učesnika u svakom vremenskom razdoblju. Npr. ako su u sedmicama, 5,6,7 i 8 planirane 3 aktivnosti i ako je ukupni rad za te 3 aktivnosti 6 inžinjer-mjeseci (=6x4=24 inžinjer-<text:soft-page-break/>sedmice) onda je potrebno 24/4=6 inžinjera za izvršenje. Analogno ovome treba izračunati za svako vremensko razdoblje broj inžinjera. Slično se alociraju i drugi resursi u vremenu, ako postoje na projektu. Imati u vidu da kompetecije svih učesnika nisu jednake i da pri ovome treba uzeti u obzir više informacija.]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6">Sedmica</text:p>
          </table:table-cell>
          <table:table-cell table:style-name="Table14.B1" office:value-type="string">
            <text:p text:style-name="P46">Broj inžinjera</text:p>
          </table:table-cell>
        </table:table-row>
        <table:table-row>
          <table:table-cell table:style-name="Table14.A2" office:value-type="float" office:value="1">
            <text:p text:style-name="P44">1</text:p>
          </table:table-cell>
          <table:table-cell table:style-name="Table14.B13" office:value-type="string">
            <text:p text:style-name="P44"/>
          </table:table-cell>
        </table:table-row>
        <table:table-row>
          <table:table-cell table:style-name="Table14.A2" office:value-type="float" office:value="2">
            <text:p text:style-name="P44">2</text:p>
          </table:table-cell>
          <table:table-cell table:style-name="Table14.B13" office:value-type="string">
            <text:p text:style-name="P44"/>
          </table:table-cell>
        </table:table-row>
        <table:table-row>
          <table:table-cell table:style-name="Table14.A2" office:value-type="float" office:value="3">
            <text:p text:style-name="P44">3</text:p>
          </table:table-cell>
          <table:table-cell table:style-name="Table14.B13" office:value-type="string">
            <text:p text:style-name="P44"/>
          </table:table-cell>
        </table:table-row>
        <table:table-row>
          <table:table-cell table:style-name="Table14.A2" office:value-type="float" office:value="4">
            <text:p text:style-name="P44">4</text:p>
          </table:table-cell>
          <table:table-cell table:style-name="Table14.B13" office:value-type="string">
            <text:p text:style-name="P44"/>
          </table:table-cell>
        </table:table-row>
        <table:table-row>
          <table:table-cell table:style-name="Table14.A2" office:value-type="float" office:value="5">
            <text:p text:style-name="P44">5</text:p>
          </table:table-cell>
          <table:table-cell table:style-name="Table14.B13" office:value-type="string">
            <text:p text:style-name="P44"/>
          </table:table-cell>
        </table:table-row>
        <table:table-row>
          <table:table-cell table:style-name="Table14.A2" office:value-type="float" office:value="6">
            <text:p text:style-name="P44">6</text:p>
          </table:table-cell>
          <table:table-cell table:style-name="Table14.B13" office:value-type="string">
            <text:p text:style-name="P44"/>
          </table:table-cell>
        </table:table-row>
        <table:table-row>
          <table:table-cell table:style-name="Table14.A2" office:value-type="float" office:value="7">
            <text:p text:style-name="P44">7</text:p>
          </table:table-cell>
          <table:table-cell table:style-name="Table14.B13" office:value-type="string">
            <text:p text:style-name="P44"/>
          </table:table-cell>
        </table:table-row>
        <table:table-row>
          <table:table-cell table:style-name="Table14.A2" office:value-type="float" office:value="8">
            <text:p text:style-name="P44">8</text:p>
          </table:table-cell>
          <table:table-cell table:style-name="Table14.B13" office:value-type="string">
            <text:p text:style-name="P44"/>
          </table:table-cell>
        </table:table-row>
        <table:table-row>
          <table:table-cell table:style-name="Table14.A2" office:value-type="float" office:value="9">
            <text:p text:style-name="P44">9</text:p>
          </table:table-cell>
          <table:table-cell table:style-name="Table14.B13" office:value-type="string">
            <text:p text:style-name="P44"/>
          </table:table-cell>
        </table:table-row>
        <table:table-row>
          <table:table-cell table:style-name="Table14.A2" office:value-type="float" office:value="10">
            <text:p text:style-name="P44">10</text:p>
          </table:table-cell>
          <table:table-cell table:style-name="Table14.B13" office:value-type="string">
            <text:p text:style-name="P44"/>
          </table:table-cell>
        </table:table-row>
        <table:table-row>
          <table:table-cell table:style-name="Table14.A2" office:value-type="float" office:value="11">
            <text:p text:style-name="P44">11</text:p>
          </table:table-cell>
          <table:table-cell table:style-name="Table14.B13" office:value-type="string">
            <text:p text:style-name="P44"/>
          </table:table-cell>
        </table:table-row>
        <table:table-row>
          <table:table-cell table:style-name="Table14.A2" office:value-type="float" office:value="12">
            <text:p text:style-name="P44">12</text:p>
          </table:table-cell>
          <table:table-cell table:style-name="Table14.B13" office:value-type="string">
            <text:p text:style-name="P44"/>
          </table:table-cell>
        </table:table-row>
      </table:table>
      <text:p text:style-name="Text_20_body"/>
      <text:h text:style-name="Heading_20_3" text:outline-level="3">Grafički prikaz nivoa angažmana u vremenu</text:h>
      <text:p text:style-name="P14">[Upisati X u ćeliju (ispod su upisane kao primjer pa to prilagoditi svom projektu) koja pokazuje na broj inžinjera u posmatranoj sedmici. Dozvoljen je neki drugi vid grafičkog prikaza koji ima isti smisao.]</text:p>
      <table:table table:name="Table15" table:style-name="Table15">
        <table:table-column table:style-name="Table15.A"/>
        <table:table-column table:style-name="Table15.B" table:number-columns-repeated="11"/>
        <table:table-column table:style-name="Table15.M"/>
        <table:table-row>
          <table:table-cell table:style-name="Table15.A1" office:value-type="string">
            <text:p text:style-name="P44">...</text:p>
          </table:table-cell>
          <table:table-cell table:style-name="Table15.B1" office:value-type="string">
            <text:p text:style-name="P44"/>
          </table:table-cell>
          <table:table-cell table:style-name="Table15.B1" office:value-type="string">
            <text:p text:style-name="P44"/>
          </table:table-cell>
          <table:table-cell table:style-name="Table15.B1" office:value-type="string">
            <text:p text:style-name="P44"/>
          </table:table-cell>
          <table:table-cell table:style-name="Table15.B1" office:value-type="string">
            <text:p text:style-name="P44"/>
          </table:table-cell>
          <table:table-cell table:style-name="Table15.B1" office:value-type="string">
            <text:p text:style-name="P44"/>
          </table:table-cell>
          <table:table-cell table:style-name="Table15.B1" office:value-type="string">
            <text:p text:style-name="P44"/>
          </table:table-cell>
          <table:table-cell table:style-name="Table15.B1" office:value-type="string">
            <text:p text:style-name="P44"/>
          </table:table-cell>
          <table:table-cell table:style-name="Table15.B1" office:value-type="string">
            <text:p text:style-name="P44"/>
          </table:table-cell>
          <table:table-cell table:style-name="Table15.B1" office:value-type="string">
            <text:p text:style-name="P44"/>
          </table:table-cell>
          <table:table-cell table:style-name="Table15.B1" office:value-type="string">
            <text:p text:style-name="P44"/>
          </table:table-cell>
          <table:table-cell table:style-name="Table15.B1" office:value-type="string">
            <text:p text:style-name="P44"/>
          </table:table-cell>
          <table:table-cell table:style-name="Table15.M1" office:value-type="string">
            <text:p text:style-name="P44"/>
          </table:table-cell>
        </table:table-row>
        <table:table-row>
          <table:table-cell table:style-name="Table15.A2" office:value-type="float" office:value="10">
            <text:p text:style-name="P44">10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M2" office:value-type="string">
            <text:p text:style-name="P44"/>
          </table:table-cell>
        </table:table-row>
        <table:table-row>
          <table:table-cell table:style-name="Table15.A3" office:value-type="float" office:value="9">
            <text:p text:style-name="P44">9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M2" office:value-type="string">
            <text:p text:style-name="P44"/>
          </table:table-cell>
        </table:table-row>
        <table:table-row>
          <table:table-cell table:style-name="Table15.A4" office:value-type="float" office:value="8">
            <text:p text:style-name="P44">8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>X</text:p>
          </table:table-cell>
          <table:table-cell table:style-name="Table15.B2" office:value-type="string">
            <text:p text:style-name="P44">X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M2" office:value-type="string">
            <text:p text:style-name="P44"/>
          </table:table-cell>
        </table:table-row>
        <table:table-row>
          <table:table-cell table:style-name="Table15.A5" office:value-type="float" office:value="7">
            <text:p text:style-name="P44">7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>X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>X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>X</text:p>
          </table:table-cell>
          <table:table-cell table:style-name="Table15.B2" office:value-type="string">
            <text:p text:style-name="P44"/>
          </table:table-cell>
          <table:table-cell table:style-name="Table15.M2" office:value-type="string">
            <text:p text:style-name="P44"/>
          </table:table-cell>
        </table:table-row>
        <table:table-row>
          <table:table-cell table:style-name="Table15.A6" office:value-type="float" office:value="6">
            <text:p text:style-name="P44">6</text:p>
          </table:table-cell>
          <table:table-cell table:style-name="Table15.B2" office:value-type="string">
            <text:p text:style-name="P44">X</text:p>
          </table:table-cell>
          <table:table-cell table:style-name="Table15.B2" office:value-type="string">
            <text:p text:style-name="P44">X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>X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>X</text:p>
          </table:table-cell>
          <table:table-cell table:style-name="Table15.M2" office:value-type="string">
            <text:p text:style-name="P44">X</text:p>
          </table:table-cell>
        </table:table-row>
        <table:table-row>
          <table:table-cell table:style-name="Table15.A7" office:value-type="float" office:value="5">
            <text:p text:style-name="P44">5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>X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>X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M2" office:value-type="string">
            <text:p text:style-name="P44"/>
          </table:table-cell>
        </table:table-row>
        <table:table-row>
          <table:table-cell table:style-name="Table15.A8" office:value-type="float" office:value="4">
            <text:p text:style-name="P44">4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M2" office:value-type="string">
            <text:p text:style-name="P44"/>
          </table:table-cell>
        </table:table-row>
        <table:table-row>
          <table:table-cell table:style-name="Table15.A9" office:value-type="float" office:value="3">
            <text:p text:style-name="P44">3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M2" office:value-type="string">
            <text:p text:style-name="P44"/>
          </table:table-cell>
        </table:table-row>
        <table:table-row>
          <table:table-cell table:style-name="Table15.A10" office:value-type="float" office:value="2">
            <text:p text:style-name="P44">2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M2" office:value-type="string">
            <text:p text:style-name="P44"/>
          </table:table-cell>
        </table:table-row>
        <table:table-row>
          <table:table-cell table:style-name="Table15.A11" office:value-type="float" office:value="1">
            <text:p text:style-name="P44">1</text:p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B2" office:value-type="string">
            <text:p text:style-name="P44"/>
          </table:table-cell>
          <table:table-cell table:style-name="Table15.M2" office:value-type="string">
            <text:p text:style-name="P44"/>
          </table:table-cell>
        </table:table-row>
        <table:table-row>
          <table:table-cell table:style-name="Table15.A13" office:value-type="string">
            <text:p text:style-name="P44"/>
          </table:table-cell>
          <table:table-cell table:style-name="Table15.B12" office:value-type="float" office:value="1">
            <text:p text:style-name="P46">1</text:p>
          </table:table-cell>
          <table:table-cell table:style-name="Table15.B12" office:value-type="float" office:value="2">
            <text:p text:style-name="P46">2</text:p>
          </table:table-cell>
          <table:table-cell table:style-name="Table15.B12" office:value-type="float" office:value="3">
            <text:p text:style-name="P46">3</text:p>
          </table:table-cell>
          <table:table-cell table:style-name="Table15.B12" office:value-type="float" office:value="4">
            <text:p text:style-name="P46">4</text:p>
          </table:table-cell>
          <table:table-cell table:style-name="Table15.B12" office:value-type="float" office:value="5">
            <text:p text:style-name="P46">5</text:p>
          </table:table-cell>
          <table:table-cell table:style-name="Table15.B12" office:value-type="float" office:value="6">
            <text:p text:style-name="P46">6</text:p>
          </table:table-cell>
          <table:table-cell table:style-name="Table15.B12" office:value-type="float" office:value="7">
            <text:p text:style-name="P46">7</text:p>
          </table:table-cell>
          <table:table-cell table:style-name="Table15.B12" office:value-type="float" office:value="8">
            <text:p text:style-name="P46">8</text:p>
          </table:table-cell>
          <table:table-cell table:style-name="Table15.B12" office:value-type="float" office:value="9">
            <text:p text:style-name="P46">9</text:p>
          </table:table-cell>
          <table:table-cell table:style-name="Table15.B12" office:value-type="float" office:value="10">
            <text:p text:style-name="P46">10</text:p>
          </table:table-cell>
          <table:table-cell table:style-name="Table15.B12" office:value-type="float" office:value="11">
            <text:p text:style-name="P46">11</text:p>
          </table:table-cell>
          <table:table-cell table:style-name="Table15.M12" office:value-type="float" office:value="12">
            <text:p text:style-name="P46">12</text:p>
          </table:table-cell>
        </table:table-row>
        <table:table-row>
          <table:table-cell table:style-name="Table15.A13" office:value-type="string">
            <text:p text:style-name="P44"/>
          </table:table-cell>
          <table:table-cell table:style-name="Table15.M1" table:number-columns-spanned="12" office:value-type="string">
            <text:p text:style-name="P46">Sedm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06" text:outline-level="1">Analiza rizika</text:h>
      <text:p text:style-name="Text_20_body"/>
      <text:p text:style-name="P13">[NAPOMENA 1: <text:span text:style-name="T4">Strategije ublažavanja</text:span> (mitigation strategies) uključuju: </text:p>
      <text:list xml:id="list2652210831162088624" text:style-name="L3">
        <text:list-item>
          <text:p text:style-name="P61">Izbjegavanje</text:p>
        </text:list-item>
        <text:list-item>
          <text:p text:style-name="P61">Transfer</text:p>
        </text:list-item>
        <text:list-item>
          <text:p text:style-name="P61">Prohvaćanje</text:p>
        </text:list-item>
        <text:list-item>
          <text:p text:style-name="P61">Hitnu akciju</text:p>
        </text:list-item>
        <text:list-item>
          <text:p text:style-name="P61">Odloženu akciju</text:p>
        </text:list-item>
      </text:list>
      <text:p text:style-name="P13">NAPOMENA 2: <text:span text:style-name="T4">Inhibitor</text:span> je nešto što sprječava primjenu strategije ublažavanja rizika. Ne treba isti inhibitor navoditi za više različitih rizika. Puno je bolje da se za svaki rizik što preciznije identifikuje inhibitor.]</text:p>
      <text:p text:style-name="Text_20_body"/>
      <text:p text:style-name="Text_20_body"><text:span text:style-name="T1">FAKTOR RIZIKA 1:</text:span> <text:span text:style-name="T10">[naziv i kratak opis]</text:span><text:tab/></text:p>
      <text:p text:style-name="P47"><text:span text:style-name="T4">Strategija ublažavanja</text:span>: <text:s/><text:span text:style-name="T10">[naziv]</text:span></text:p>
      <text:p text:style-name="P48">[kratko objašnjenje prirode strategije koja bi se primijenila]</text:p>
      <text:p text:style-name="P47"><text:span text:style-name="T4">Inhibitori:</text:span> <text:span text:style-name="T10">[kratko objašnjenje]</text:span></text:p>
      <text:p text:style-name="P64"/>
      <text:p text:style-name="Standard"><text:span text:style-name="T1">FAKTOR RIZIKA 2:</text:span> <text:span text:style-name="T10">[naziv i kratak opis]</text:span><text:tab/></text:p>
      <text:p text:style-name="P47"><text:span text:style-name="T4">Strategija ublažavanja</text:span>: <text:s/><text:span text:style-name="T10">[naziv]</text:span></text:p>
      <text:p text:style-name="P48">[kratko objašnjenje prirode strategije koja bi se primijenila]</text:p>
      <text:p text:style-name="P47"><text:span text:style-name="T11">Inhibitori:</text:span><text:span text:style-name="T10"> [kratko objašnjenje]</text:span></text:p>
      <text:p text:style-name="P64"/>
      <text:p text:style-name="P64">[...]</text:p>
      <text:p text:style-name="P49"/>
      <text:p text:style-name="Standard"><text:span text:style-name="T1">FAKTOR RIZIKA n:</text:span> <text:span text:style-name="T10">[naziv i kratak opis]</text:span><text:tab/></text:p>
      <text:p text:style-name="P47"><text:span text:style-name="T4">Strategija ublažavanja</text:span>: <text:s/><text:span text:style-name="T10">[naziv]</text:span></text:p>
      <text:p text:style-name="P48">[kratko objašnjenje prirode strategije koja bi se primijenila]</text:p>
      <text:p text:style-name="P47"><text:span text:style-name="T11">Inhibitori:</text:span><text:span text:style-name="T10"> [kratko objašnjenje]</text:span></text:p>
      <text:h text:style-name="P106" text:outline-level="1">Radni paketi</text:h>
      <text:p text:style-name="P13">[Potrebno je opisati dijelove softvera koji se gradi (module) koji predstavljaju radne pakete. <text:s/>Početak i kraj mogu biti apsolutni kalendarski datum ili relativni u odnosu na početak projekta. Prethodnik i sljedbenik odgvaraju onima iz Gant dijagrama. Izbjegavati da su isti kriteriji uspješnosti i faktori rizika u različitim radnim paketima.]</text:p>
      <text:h text:style-name="P110" text:outline-level="2"><text:span text:style-name="T19">Radni paket "</text:span><text:span text:style-name="T20">xxxxxxxxxxx</text:span><text:span text:style-name="T19">"</text:span></text:h>
      <text:p text:style-name="Text_20_body"><text:span text:style-name="T4">WBS:</text:span> <text:span text:style-name="T10">[upisati broj]</text:span></text:p>
      <text:p text:style-name="Text_20_body"><text:span text:style-name="T4">Opis:</text:span> <text:span text:style-name="T10">[kratak opis]</text:span> </text:p>
      <text:p text:style-name="Text_20_body"><text:span text:style-name="T4">Procjena trajanja:</text:span> <text:span text:style-name="T10">[dd.mm.yyyy - dd.mm.yyyy]</text:span></text:p>
      <text:p text:style-name="P19">Potrebni resursi</text:p>
      <text:p text:style-name="Text_20_body"><text:tab/>Broj inžinjera: <text:span text:style-name="T10">[xx]</text:span></text:p>
      <text:p text:style-name="Text_20_body"><text:tab/>Potrebne vještine: <text:span text:style-name="T10">[xx]</text:span></text:p>
      <text:p text:style-name="Text_20_body"><text:tab/>Potrebni alati: <text:span text:style-name="T10">[xx]</text:span></text:p>
      <text:p text:style-name="Text_20_body"><text:span text:style-name="T4">Preduslovi:</text:span> <text:span text:style-name="T10">[WBS brojevi i nazivi aktivnosti koje su neposredni prethodnici]</text:span></text:p>
      <text:p text:style-name="Text_20_body"><text:span text:style-name="T4">Sljedbenici:</text:span> <text:span text:style-name="T10">[WBS brojevi i nazivi aktivnosti koje su neposredni sljedbenici]</text:span></text:p>
      <text:p text:style-name="Text_20_body"><text:span text:style-name="T4">Proizvodi rada koji su rezultat ovog radnog paketa:</text:span> <text:span text:style-name="T10">[xx]</text:span></text:p>
      <text:p text:style-name="Text_20_body"><text:span text:style-name="T4">Kriterij završetka ovog radnog paketa:</text:span> <text:span text:style-name="T10">[xx]</text:span></text:p>
      <text:p text:style-name="P18">Faktori rizika koji se odnose na ovaj radni paket:<text:span text:style-name="T21"> </text:span><text:span text:style-name="T12">[xx]</text:span></text:p>
      <text:p text:style-name="P59"/>
      <text:h text:style-name="P110" text:outline-level="2"><text:span text:style-name="T19">Radni paket "</text:span><text:span text:style-name="T20">yyyyyyyyyy</text:span><text:span text:style-name="T19">"</text:span></text:h>
      <text:p text:style-name="Text_20_body"><text:span text:style-name="T4">WBS:</text:span> <text:span text:style-name="T10">[upisati broj]</text:span></text:p>
      <text:p text:style-name="Text_20_body"><text:span text:style-name="T4">Opis:</text:span> <text:span text:style-name="T10">[kratak opis]</text:span> </text:p>
      <text:p text:style-name="Text_20_body"><text:span text:style-name="T4">Procjena trajanja:</text:span> <text:span text:style-name="T10">[dd.mm.yyyy - dd.mm.yyyy]</text:span></text:p>
      <text:p text:style-name="P19">Potrebni resursi</text:p>
      <text:p text:style-name="Text_20_body"><text:tab/>Broj inžinjera: <text:span text:style-name="T10">[xx]</text:span></text:p>
      <text:p text:style-name="Text_20_body"><text:tab/>Potrebne vještine: <text:span text:style-name="T10">[xx]</text:span></text:p>
      <text:p text:style-name="Text_20_body"><text:tab/>Potrebni alati: <text:span text:style-name="T10">[xx]</text:span></text:p>
      <text:p text:style-name="Text_20_body"><text:span text:style-name="T4">Preduslovi:</text:span> <text:span text:style-name="T10">[WBS brojevi i nazivi aktivnosti koje su neposredni prethodnici]</text:span></text:p>
      <text:p text:style-name="Text_20_body"><text:span text:style-name="T4">Sljedbenici:</text:span> <text:span text:style-name="T10">[WBS brojevi i nazivi aktivnosti koje su neposredni sljedbenici]</text:span></text:p>
      <text:p text:style-name="Text_20_body"><text:span text:style-name="T4">Proizvodi rada koji su rezultat ovog radnog paketa:</text:span> <text:span text:style-name="T10">[xx]</text:span></text:p>
      <text:p text:style-name="Text_20_body"><text:span text:style-name="T4">Kriterij završetka ovog radnog paketa:</text:span> <text:span text:style-name="T10">[xx]</text:span></text:p>
      <text:p text:style-name="P18">Faktori rizika koji se odnose na ovaj radni paket:<text:span text:style-name="T21"> </text:span><text:span text:style-name="T12">[xx]</text:span></text:p>
      <text:p text:style-name="P62">[...]</text:p>
      <text:p text:style-name="Text_20_body"/>
      <text:h text:style-name="P106" text:outline-level="1">Mjerenja</text:h>
      <text:h text:style-name="P111" text:outline-level="2">Pokazatelji uspješnosti</text:h>
      <text:p text:style-name="P13">[Napraviti neku vrstu kalkulacije dobiti (earned value -EV calculation). Metoda nije bitna.]</text:p>
      <text:h text:style-name="P111" text:outline-level="2">Kalkulacija rada na defektima (defect rework)</text:h>
      <text:p text:style-name="P17">a) <text:span text:style-name="T4">Kalkulacija rada utrošenog na popravke zbog grešaka u specifikaciji zahtijeva - u ranoj fazi:</text:span></text:p>
      <text:p text:style-name="P17">b) <text:span text:style-name="T4">Kalkulacija rada utrošenog na popravke zbog grešaka u dizajnu i razvoju:</text:span></text:p>
      <text:p text:style-name="P17">c) <text:span text:style-name="T4">Objašnjenja:</text:span> <text:span text:style-name="T10">[pokušati objasniti razlike u kalkulacijama pod a) i b)]</text:span></text:p>
      <text:p text:style-name="P17"/>
      <text:p text:style-name="P17"/>
      <text:p text:style-name="P19"/>
      <text:p text:style-name="Text_20_body"/>
      <text:h text:style-name="P106" text:outline-level="1">Finalni izvještaj</text:h>
      <text:p text:style-name="P13">[Pokušati sumirati rezultate projekta i ocijeniti uspješnost. Napraviti osvrt na pozitivne i negativne strane te pouke iz svega toga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11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6M22S</meta:editing-duration>
    <meta:editing-cycles>80</meta:editing-cycles>
    <meta:generator>LibreOffice/4.2.8.2$Linux_X86_64 LibreOffice_project/420m0$Build-2</meta:generator>
    <dc:date>2017-01-07T16:29:37.038093029</dc:date>
    <meta:document-statistic meta:table-count="15" meta:image-count="0" meta:object-count="0" meta:page-count="16" meta:paragraph-count="650" meta:word-count="2283" meta:character-count="14703" meta:non-whitespace-character-count="12967"/>
    <meta:user-defined meta:name="Info 1"/>
    <meta:user-defined meta:name="Info 2"/>
    <meta:user-defined meta:name="Info 3"/>
    <meta:user-defined meta:name="Info 4"/>
  </office:meta>
</office:document-meta>
</file>